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4811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5472in"/>
    </style:style>
    <style:style style:name="co6" style:family="table-column">
      <style:table-column-properties fo:break-before="auto" style:column-width="0.7437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1661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0.7161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1.3535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7063in"/>
    </style:style>
    <style:style style:name="co15" style:family="table-column">
      <style:table-column-properties fo:break-before="auto" style:column-width="0.8283in"/>
    </style:style>
    <style:style style:name="co16" style:family="table-column">
      <style:table-column-properties fo:break-before="auto" style:column-width="0.790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3346in"/>
    </style:style>
    <style:style style:name="co19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2"/>
    <style:style style:name="ce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1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ndom-guided (raw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ter.mean</text:p>
          </table:table-cell>
          <table:table-cell office:value-type="string" calcext:value-type="string">
            <text:p>iter.sd</text:p>
          </table:table-cell>
          <table:table-cell office:value-type="string" calcext:value-type="string">
            <text:p>iter.max</text:p>
          </table:table-cell>
          <table:table-cell office:value-type="string" calcext:value-type="string">
            <text:p>iter.min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memusage.mean</text:p>
          </table:table-cell>
          <table:table-cell office:value-type="string" calcext:value-type="string">
            <text:p>memusage.sd</text:p>
          </table:table-cell>
          <table:table-cell office:value-type="string" calcext:value-type="string">
            <text:p>cost.initial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.60575" calcext:value-type="float">
            <text:p>20.60575</text:p>
          </table:table-cell>
          <table:table-cell office:value-type="float" office:value="8.73349722484159" calcext:value-type="float">
            <text:p>8.73349722484159</text:p>
          </table:table-cell>
          <table:table-cell office:value-type="float" office:value="135.9336" calcext:value-type="float">
            <text:p>135.9336</text:p>
          </table:table-cell>
          <table:table-cell office:value-type="float" office:value="0.367949138361611" calcext:value-type="float">
            <text:p>0.367949138361611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76.1733" calcext:value-type="float">
            <text:p>476.1733</text:p>
          </table:table-cell>
          <table:table-cell office:value-type="float" office:value="0.382587327492552" calcext:value-type="float">
            <text:p>0.382587327492552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477.292" calcext:value-type="float">
            <text:p>477.292</text:p>
          </table:table-cell>
          <table:table-cell office:value-type="float" office:value="1312.404" calcext:value-type="float">
            <text:p>1312.404</text:p>
          </table:table-cell>
          <table:table-cell office:value-type="float" office:value="9.52928693416692" calcext:value-type="float">
            <text:p>9.52928693416692</text:p>
          </table:table-cell>
          <table:table-cell office:value-type="float" office:value="62.73891" calcext:value-type="float">
            <text:p>62.73891</text:p>
          </table:table-cell>
          <table:table-cell office:value-type="float" office:value="10.6761563154783" calcext:value-type="float">
            <text:p>10.6761563154783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31.7079" calcext:value-type="float">
            <text:p>431.7079</text:p>
          </table:table-cell>
          <table:table-cell office:value-type="float" office:value="195.85721400387" calcext:value-type="float">
            <text:p>195.85721400387</text:p>
          </table:table-cell>
          <table:table-cell office:value-type="float" office:value="139.3234" calcext:value-type="float">
            <text:p>139.3234</text:p>
          </table:table-cell>
          <table:table-cell office:value-type="float" office:value="3.02279992896095" calcext:value-type="float">
            <text:p>3.02279992896095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05.60555" calcext:value-type="float">
            <text:p>505.60555</text:p>
          </table:table-cell>
          <table:table-cell office:value-type="float" office:value="59.836306567409" calcext:value-type="float">
            <text:p>59.836306567409</text:p>
          </table:table-cell>
          <table:table-cell office:value-type="float" office:value="440.928" calcext:value-type="float">
            <text:p>440.928</text:p>
          </table:table-cell>
          <table:table-cell office:value-type="float" office:value="653.908" calcext:value-type="float">
            <text:p>653.908</text:p>
          </table:table-cell>
          <table:table-cell office:value-type="float" office:value="1063.5505" calcext:value-type="float">
            <text:p>1063.5505</text:p>
          </table:table-cell>
          <table:table-cell office:value-type="float" office:value="125.237372262478" calcext:value-type="float">
            <text:p>125.237372262478</text:p>
          </table:table-cell>
          <table:table-cell office:value-type="float" office:value="333.8974" calcext:value-type="float">
            <text:p>333.8974</text:p>
          </table:table-cell>
          <table:table-cell office:value-type="float" office:value="69.0145436025892" calcext:value-type="float">
            <text:p>69.0145436025892</text:p>
          </table:table-cell>
          <table:table-cell office:value-type="float" office:value="119.36785" calcext:value-type="float">
            <text:p>119.36785</text:p>
          </table:table-cell>
          <table:table-cell office:value-type="float" office:value="26.5155438966319" calcext:value-type="float">
            <text:p>26.5155438966319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327.64795" calcext:value-type="float">
            <text:p>327.64795</text:p>
          </table:table-cell>
          <table:table-cell office:value-type="float" office:value="66.9134064385299" calcext:value-type="float">
            <text:p>66.9134064385299</text:p>
          </table:table-cell>
          <table:table-cell office:value-type="float" office:value="145.64165" calcext:value-type="float">
            <text:p>145.64165</text:p>
          </table:table-cell>
          <table:table-cell office:value-type="float" office:value="2.39908241834248" calcext:value-type="float">
            <text:p>2.39908241834248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15.3242" calcext:value-type="float">
            <text:p>515.3242</text:p>
          </table:table-cell>
          <table:table-cell office:value-type="float" office:value="6.58921020424978" calcext:value-type="float">
            <text:p>6.58921020424978</text:p>
          </table:table-cell>
          <table:table-cell office:value-type="float" office:value="500.47" calcext:value-type="float">
            <text:p>500.47</text:p>
          </table:table-cell>
          <table:table-cell office:value-type="float" office:value="528.495" calcext:value-type="float">
            <text:p>528.495</text:p>
          </table:table-cell>
          <table:table-cell office:value-type="float" office:value="1525.11" calcext:value-type="float">
            <text:p>1525.11</text:p>
          </table:table-cell>
          <table:table-cell office:value-type="float" office:value="20.7295090961755" calcext:value-type="float">
            <text:p>20.7295090961755</text:p>
          </table:table-cell>
          <table:table-cell office:value-type="float" office:value="13.432286" calcext:value-type="float">
            <text:p>13.432286</text:p>
          </table:table-cell>
          <table:table-cell office:value-type="float" office:value="5.94364822978048" calcext:value-type="float">
            <text:p>5.94364822978048</text:p>
          </table:table-cell>
          <table:table-cell office:value-type="float" office:value="7.430288" calcext:value-type="float">
            <text:p>7.430288</text:p>
          </table:table-cell>
          <table:table-cell office:value-type="float" office:value="0.195991875545901" calcext:value-type="float">
            <text:p>0.19599187554590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954.4985" calcext:value-type="float">
            <text:p>1954.4985</text:p>
          </table:table-cell>
          <table:table-cell office:value-type="float" office:value="235.011816148062" calcext:value-type="float">
            <text:p>235.011816148062</text:p>
          </table:table-cell>
          <table:table-cell office:value-type="float" office:value="147.5931" calcext:value-type="float">
            <text:p>147.5931</text:p>
          </table:table-cell>
          <table:table-cell office:value-type="float" office:value="4.03635420306885" calcext:value-type="float">
            <text:p>4.03635420306885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882.8956" calcext:value-type="float">
            <text:p>882.8956</text:p>
          </table:table-cell>
          <table:table-cell office:value-type="float" office:value="50.3223894748964" calcext:value-type="float">
            <text:p>50.3223894748964</text:p>
          </table:table-cell>
          <table:table-cell office:value-type="float" office:value="819.212" calcext:value-type="float">
            <text:p>819.212</text:p>
          </table:table-cell>
          <table:table-cell office:value-type="float" office:value="990.666" calcext:value-type="float">
            <text:p>990.666</text:p>
          </table:table-cell>
          <table:table-cell office:value-type="float" office:value="1600.597" calcext:value-type="float">
            <text:p>1600.597</text:p>
          </table:table-cell>
          <table:table-cell office:value-type="float" office:value="40.8470277344245" calcext:value-type="float">
            <text:p>40.8470277344245</text:p>
          </table:table-cell>
          <table:table-cell office:value-type="float" office:value="860.21095" calcext:value-type="float">
            <text:p>860.21095</text:p>
          </table:table-cell>
          <table:table-cell office:value-type="float" office:value="132.004259282748" calcext:value-type="float">
            <text:p>132.004259282748</text:p>
          </table:table-cell>
          <table:table-cell office:value-type="float" office:value="187.879" calcext:value-type="float">
            <text:p>187.879</text:p>
          </table:table-cell>
          <table:table-cell office:value-type="float" office:value="11.944794726266" calcext:value-type="float">
            <text:p>11.944794726266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1512.05" calcext:value-type="float">
            <text:p>1512.05</text:p>
          </table:table-cell>
          <table:table-cell office:value-type="float" office:value="221.944815592573" calcext:value-type="float">
            <text:p>221.944815592573</text:p>
          </table:table-cell>
          <table:table-cell office:value-type="float" office:value="169.3471" calcext:value-type="float">
            <text:p>169.3471</text:p>
          </table:table-cell>
          <table:table-cell office:value-type="float" office:value="7.82794800630878" calcext:value-type="float">
            <text:p>7.82794800630878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03.74935" calcext:value-type="float">
            <text:p>703.74935</text:p>
          </table:table-cell>
          <table:table-cell office:value-type="float" office:value="19.8300837094472" calcext:value-type="float">
            <text:p>19.8300837094472</text:p>
          </table:table-cell>
          <table:table-cell office:value-type="float" office:value="654.443" calcext:value-type="float">
            <text:p>654.443</text:p>
          </table:table-cell>
          <table:table-cell office:value-type="float" office:value="735.065" calcext:value-type="float">
            <text:p>735.065</text:p>
          </table:table-cell>
          <table:table-cell office:value-type="float" office:value="2084.059" calcext:value-type="float">
            <text:p>2084.059</text:p>
          </table:table-cell>
          <table:table-cell office:value-type="float" office:value="75.8332571050321" calcext:value-type="float">
            <text:p>75.8332571050321</text:p>
          </table:table-cell>
          <table:table-cell office:value-type="float" office:value="19.5972775" calcext:value-type="float">
            <text:p>19.5972775</text:p>
          </table:table-cell>
          <table:table-cell office:value-type="float" office:value="19.7060424922394" calcext:value-type="float">
            <text:p>19.7060424922394</text:p>
          </table:table-cell>
          <table:table-cell office:value-type="float" office:value="7.5930895" calcext:value-type="float">
            <text:p>7.5930895</text:p>
          </table:table-cell>
          <table:table-cell office:value-type="float" office:value="5.69245658104096" calcext:value-type="float">
            <text:p>5.6924565810409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3561.6235" calcext:value-type="float">
            <text:p>3561.6235</text:p>
          </table:table-cell>
          <table:table-cell office:value-type="float" office:value="292.078927657991" calcext:value-type="float">
            <text:p>292.078927657991</text:p>
          </table:table-cell>
          <table:table-cell office:value-type="float" office:value="171.2564" calcext:value-type="float">
            <text:p>171.2564</text:p>
          </table:table-cell>
          <table:table-cell office:value-type="float" office:value="8.40475448403118" calcext:value-type="float">
            <text:p>8.40475448403118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295.2765" calcext:value-type="float">
            <text:p>1295.2765</text:p>
          </table:table-cell>
          <table:table-cell office:value-type="float" office:value="72.7481609299109" calcext:value-type="float">
            <text:p>72.7481609299109</text:p>
          </table:table-cell>
          <table:table-cell office:value-type="float" office:value="1219.52" calcext:value-type="float">
            <text:p>1219.52</text:p>
          </table:table-cell>
          <table:table-cell office:value-type="float" office:value="1455.32" calcext:value-type="float">
            <text:p>1455.32</text:p>
          </table:table-cell>
          <table:table-cell office:value-type="float" office:value="2419.33" calcext:value-type="float">
            <text:p>2419.33</text:p>
          </table:table-cell>
          <table:table-cell office:value-type="float" office:value="56.835154614024" calcext:value-type="float">
            <text:p>56.835154614024</text:p>
          </table:table-cell>
          <table:table-cell office:value-type="float" office:value="1262.442" calcext:value-type="float">
            <text:p>1262.442</text:p>
          </table:table-cell>
          <table:table-cell office:value-type="float" office:value="189.541699219876" calcext:value-type="float">
            <text:p>189.541699219876</text:p>
          </table:table-cell>
          <table:table-cell office:value-type="float" office:value="204.05755" calcext:value-type="float">
            <text:p>204.05755</text:p>
          </table:table-cell>
          <table:table-cell office:value-type="float" office:value="35.0746670276801" calcext:value-type="float">
            <text:p>35.074667027680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9039.8405" calcext:value-type="float">
            <text:p>9039.8405</text:p>
          </table:table-cell>
          <table:table-cell office:value-type="float" office:value="676.25955032443" calcext:value-type="float">
            <text:p>676.25955032443</text:p>
          </table:table-cell>
          <table:table-cell office:value-type="float" office:value="237.7483" calcext:value-type="float">
            <text:p>237.7483</text:p>
          </table:table-cell>
          <table:table-cell office:value-type="float" office:value="18.8199716933061" calcext:value-type="float">
            <text:p>18.8199716933061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383.3745" calcext:value-type="float">
            <text:p>1383.3745</text:p>
          </table:table-cell>
          <table:table-cell office:value-type="float" office:value="56.69436196558" calcext:value-type="float">
            <text:p>56.69436196558</text:p>
          </table:table-cell>
          <table:table-cell office:value-type="float" office:value="1298.41" calcext:value-type="float">
            <text:p>1298.41</text:p>
          </table:table-cell>
          <table:table-cell office:value-type="float" office:value="1552.12" calcext:value-type="float">
            <text:p>1552.12</text:p>
          </table:table-cell>
          <table:table-cell office:value-type="float" office:value="2784.1915" calcext:value-type="float">
            <text:p>2784.1915</text:p>
          </table:table-cell>
          <table:table-cell office:value-type="float" office:value="106.714353657692" calcext:value-type="float">
            <text:p>106.714353657692</text:p>
          </table:table-cell>
          <table:table-cell office:value-type="float" office:value="1134.7495" calcext:value-type="float">
            <text:p>1134.7495</text:p>
          </table:table-cell>
          <table:table-cell office:value-type="float" office:value="162.702161971693" calcext:value-type="float">
            <text:p>162.702161971693</text:p>
          </table:table-cell>
          <table:table-cell office:value-type="float" office:value="231.1843" calcext:value-type="float">
            <text:p>231.1843</text:p>
          </table:table-cell>
          <table:table-cell office:value-type="float" office:value="17.8037582670508" calcext:value-type="float">
            <text:p>17.8037582670508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9009.5985" calcext:value-type="float">
            <text:p>9009.5985</text:p>
          </table:table-cell>
          <table:table-cell office:value-type="float" office:value="717.361660900003" calcext:value-type="float">
            <text:p>717.361660900003</text:p>
          </table:table-cell>
          <table:table-cell office:value-type="float" office:value="238.8465" calcext:value-type="float">
            <text:p>238.8465</text:p>
          </table:table-cell>
          <table:table-cell office:value-type="float" office:value="10.0209415751531" calcext:value-type="float">
            <text:p>10.0209415751531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762.0237" calcext:value-type="float">
            <text:p>762.0237</text:p>
          </table:table-cell>
          <table:table-cell office:value-type="float" office:value="23.5291307198455" calcext:value-type="float">
            <text:p>23.5291307198455</text:p>
          </table:table-cell>
          <table:table-cell office:value-type="float" office:value="726.914" calcext:value-type="float">
            <text:p>726.914</text:p>
          </table:table-cell>
          <table:table-cell office:value-type="float" office:value="811.148" calcext:value-type="float">
            <text:p>811.148</text:p>
          </table:table-cell>
          <table:table-cell office:value-type="float" office:value="2273.55" calcext:value-type="float">
            <text:p>2273.55</text:p>
          </table:table-cell>
          <table:table-cell office:value-type="float" office:value="71.5814465817564" calcext:value-type="float">
            <text:p>71.5814465817564</text:p>
          </table:table-cell>
          <table:table-cell office:value-type="float" office:value="8.17352" calcext:value-type="float">
            <text:p>8.17352</text:p>
          </table:table-cell>
          <table:table-cell office:value-type="float" office:value="6.03253003140822" calcext:value-type="float">
            <text:p>6.03253003140822</text:p>
          </table:table-cell>
          <table:table-cell office:value-type="float" office:value="4.346974" calcext:value-type="float">
            <text:p>4.346974</text:p>
          </table:table-cell>
          <table:table-cell office:value-type="float" office:value="3.22774990412891" calcext:value-type="float">
            <text:p>3.22774990412891</text:p>
          </table:table-cell>
        </table:table-row>
      </table:table>
      <table:table table:name="guided-only (raw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ter.mean</text:p>
          </table:table-cell>
          <table:table-cell office:value-type="string" calcext:value-type="string">
            <text:p>iter.sd</text:p>
          </table:table-cell>
          <table:table-cell office:value-type="string" calcext:value-type="string">
            <text:p>iter.max</text:p>
          </table:table-cell>
          <table:table-cell office:value-type="string" calcext:value-type="string">
            <text:p>iter.min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memusage.mean</text:p>
          </table:table-cell>
          <table:table-cell office:value-type="string" calcext:value-type="string">
            <text:p>memusage.sd</text:p>
          </table:table-cell>
          <table:table-cell office:value-type="string" calcext:value-type="string">
            <text:p>cost.initial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3.6905" calcext:value-type="float">
            <text:p>23.6905</text:p>
          </table:table-cell>
          <table:table-cell office:value-type="float" office:value="10.8995767880177" calcext:value-type="float">
            <text:p>10.8995767880177</text:p>
          </table:table-cell>
          <table:table-cell office:value-type="float" office:value="135.8919" calcext:value-type="float">
            <text:p>135.8919</text:p>
          </table:table-cell>
          <table:table-cell office:value-type="float" office:value="0.448372601163011" calcext:value-type="float">
            <text:p>0.448372601163011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77.15165" calcext:value-type="float">
            <text:p>477.15165</text:p>
          </table:table-cell>
          <table:table-cell office:value-type="float" office:value="3.20163516240653" calcext:value-type="float">
            <text:p>3.20163516240653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487.162" calcext:value-type="float">
            <text:p>487.162</text:p>
          </table:table-cell>
          <table:table-cell office:value-type="float" office:value="1315.634" calcext:value-type="float">
            <text:p>1315.634</text:p>
          </table:table-cell>
          <table:table-cell office:value-type="float" office:value="10.7220507661351" calcext:value-type="float">
            <text:p>10.7220507661351</text:p>
          </table:table-cell>
          <table:table-cell office:value-type="float" office:value="62.444145" calcext:value-type="float">
            <text:p>62.444145</text:p>
          </table:table-cell>
          <table:table-cell office:value-type="float" office:value="10.8568188294864" calcext:value-type="float">
            <text:p>10.8568188294864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23.7187" calcext:value-type="float">
            <text:p>423.7187</text:p>
          </table:table-cell>
          <table:table-cell office:value-type="float" office:value="245.019319910449" calcext:value-type="float">
            <text:p>245.019319910449</text:p>
          </table:table-cell>
          <table:table-cell office:value-type="float" office:value="138.7387" calcext:value-type="float">
            <text:p>138.7387</text:p>
          </table:table-cell>
          <table:table-cell office:value-type="float" office:value="2.69872939108681" calcext:value-type="float">
            <text:p>2.69872939108681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11.641" calcext:value-type="float">
            <text:p>511.641</text:p>
          </table:table-cell>
          <table:table-cell office:value-type="float" office:value="73.4780021674944" calcext:value-type="float">
            <text:p>73.4780021674944</text:p>
          </table:table-cell>
          <table:table-cell office:value-type="float" office:value="441.698" calcext:value-type="float">
            <text:p>441.698</text:p>
          </table:table-cell>
          <table:table-cell office:value-type="float" office:value="776.072" calcext:value-type="float">
            <text:p>776.072</text:p>
          </table:table-cell>
          <table:table-cell office:value-type="float" office:value="1095.1772" calcext:value-type="float">
            <text:p>1095.1772</text:p>
          </table:table-cell>
          <table:table-cell office:value-type="float" office:value="122.624414371519" calcext:value-type="float">
            <text:p>122.624414371519</text:p>
          </table:table-cell>
          <table:table-cell office:value-type="float" office:value="328.43485" calcext:value-type="float">
            <text:p>328.43485</text:p>
          </table:table-cell>
          <table:table-cell office:value-type="float" office:value="126.236807197832" calcext:value-type="float">
            <text:p>126.236807197832</text:p>
          </table:table-cell>
          <table:table-cell office:value-type="float" office:value="111.3105" calcext:value-type="float">
            <text:p>111.3105</text:p>
          </table:table-cell>
          <table:table-cell office:value-type="float" office:value="12.4396538812063" calcext:value-type="float">
            <text:p>12.43965388120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401.5558" calcext:value-type="float">
            <text:p>401.5558</text:p>
          </table:table-cell>
          <table:table-cell office:value-type="float" office:value="111.473719587127" calcext:value-type="float">
            <text:p>111.473719587127</text:p>
          </table:table-cell>
          <table:table-cell office:value-type="float" office:value="145.83915" calcext:value-type="float">
            <text:p>145.83915</text:p>
          </table:table-cell>
          <table:table-cell office:value-type="float" office:value="1.58349504428121" calcext:value-type="float">
            <text:p>1.58349504428121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21.11245" calcext:value-type="float">
            <text:p>521.11245</text:p>
          </table:table-cell>
          <table:table-cell office:value-type="float" office:value="11.065091877636" calcext:value-type="float">
            <text:p>11.065091877636</text:p>
          </table:table-cell>
          <table:table-cell office:value-type="float" office:value="500.47" calcext:value-type="float">
            <text:p>500.47</text:p>
          </table:table-cell>
          <table:table-cell office:value-type="float" office:value="545.867" calcext:value-type="float">
            <text:p>545.867</text:p>
          </table:table-cell>
          <table:table-cell office:value-type="float" office:value="1544.824" calcext:value-type="float">
            <text:p>1544.824</text:p>
          </table:table-cell>
          <table:table-cell office:value-type="float" office:value="32.8552342060872" calcext:value-type="float">
            <text:p>32.8552342060872</text:p>
          </table:table-cell>
          <table:table-cell office:value-type="float" office:value="11.165545" calcext:value-type="float">
            <text:p>11.165545</text:p>
          </table:table-cell>
          <table:table-cell office:value-type="float" office:value="4.66825366009885" calcext:value-type="float">
            <text:p>4.66825366009885</text:p>
          </table:table-cell>
          <table:table-cell office:value-type="float" office:value="7.346916" calcext:value-type="float">
            <text:p>7.346916</text:p>
          </table:table-cell>
          <table:table-cell office:value-type="float" office:value="0.128306800755065" calcext:value-type="float">
            <text:p>0.12830680075506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645.8515" calcext:value-type="float">
            <text:p>2645.8515</text:p>
          </table:table-cell>
          <table:table-cell office:value-type="float" office:value="293.193165072107" calcext:value-type="float">
            <text:p>293.193165072107</text:p>
          </table:table-cell>
          <table:table-cell office:value-type="float" office:value="150.4693" calcext:value-type="float">
            <text:p>150.4693</text:p>
          </table:table-cell>
          <table:table-cell office:value-type="float" office:value="5.35847338923671" calcext:value-type="float">
            <text:p>5.35847338923671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871.08055" calcext:value-type="float">
            <text:p>871.08055</text:p>
          </table:table-cell>
          <table:table-cell office:value-type="float" office:value="44.0866725600654" calcext:value-type="float">
            <text:p>44.0866725600654</text:p>
          </table:table-cell>
          <table:table-cell office:value-type="float" office:value="821.723" calcext:value-type="float">
            <text:p>821.723</text:p>
          </table:table-cell>
          <table:table-cell office:value-type="float" office:value="970.519" calcext:value-type="float">
            <text:p>970.519</text:p>
          </table:table-cell>
          <table:table-cell office:value-type="float" office:value="1595.474" calcext:value-type="float">
            <text:p>1595.474</text:p>
          </table:table-cell>
          <table:table-cell office:value-type="float" office:value="24.5868003526068" calcext:value-type="float">
            <text:p>24.5868003526068</text:p>
          </table:table-cell>
          <table:table-cell office:value-type="float" office:value="828.968" calcext:value-type="float">
            <text:p>828.968</text:p>
          </table:table-cell>
          <table:table-cell office:value-type="float" office:value="113.588827739166" calcext:value-type="float">
            <text:p>113.588827739166</text:p>
          </table:table-cell>
          <table:table-cell office:value-type="float" office:value="188.7988" calcext:value-type="float">
            <text:p>188.7988</text:p>
          </table:table-cell>
          <table:table-cell office:value-type="float" office:value="16.0346367940091" calcext:value-type="float">
            <text:p>16.034636794009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2060.9965" calcext:value-type="float">
            <text:p>2060.9965</text:p>
          </table:table-cell>
          <table:table-cell office:value-type="float" office:value="435.296357454805" calcext:value-type="float">
            <text:p>435.296357454805</text:p>
          </table:table-cell>
          <table:table-cell office:value-type="float" office:value="171.09255" calcext:value-type="float">
            <text:p>171.09255</text:p>
          </table:table-cell>
          <table:table-cell office:value-type="float" office:value="9.93185068605041" calcext:value-type="float">
            <text:p>9.93185068605041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16.9724" calcext:value-type="float">
            <text:p>716.9724</text:p>
          </table:table-cell>
          <table:table-cell office:value-type="float" office:value="16.2739861658512" calcext:value-type="float">
            <text:p>16.2739861658512</text:p>
          </table:table-cell>
          <table:table-cell office:value-type="float" office:value="671.293" calcext:value-type="float">
            <text:p>671.293</text:p>
          </table:table-cell>
          <table:table-cell office:value-type="float" office:value="747.408" calcext:value-type="float">
            <text:p>747.408</text:p>
          </table:table-cell>
          <table:table-cell office:value-type="float" office:value="2126.401" calcext:value-type="float">
            <text:p>2126.401</text:p>
          </table:table-cell>
          <table:table-cell office:value-type="float" office:value="55.9165958699581" calcext:value-type="float">
            <text:p>55.9165958699581</text:p>
          </table:table-cell>
          <table:table-cell office:value-type="float" office:value="17.15153" calcext:value-type="float">
            <text:p>17.15153</text:p>
          </table:table-cell>
          <table:table-cell office:value-type="float" office:value="13.2364798220822" calcext:value-type="float">
            <text:p>13.2364798220822</text:p>
          </table:table-cell>
          <table:table-cell office:value-type="float" office:value="7.3654925" calcext:value-type="float">
            <text:p>7.3654925</text:p>
          </table:table-cell>
          <table:table-cell office:value-type="float" office:value="4.5895620610799" calcext:value-type="float">
            <text:p>4.5895620610799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4812.1175" calcext:value-type="float">
            <text:p>4812.1175</text:p>
          </table:table-cell>
          <table:table-cell office:value-type="float" office:value="383.21688426811" calcext:value-type="float">
            <text:p>383.21688426811</text:p>
          </table:table-cell>
          <table:table-cell office:value-type="float" office:value="167.72945" calcext:value-type="float">
            <text:p>167.72945</text:p>
          </table:table-cell>
          <table:table-cell office:value-type="float" office:value="7.60616815814639" calcext:value-type="float">
            <text:p>7.60616815814639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281.9305" calcext:value-type="float">
            <text:p>1281.9305</text:p>
          </table:table-cell>
          <table:table-cell office:value-type="float" office:value="75.5461834679883" calcext:value-type="float">
            <text:p>75.5461834679883</text:p>
          </table:table-cell>
          <table:table-cell office:value-type="float" office:value="1187.02" calcext:value-type="float">
            <text:p>1187.02</text:p>
          </table:table-cell>
          <table:table-cell office:value-type="float" office:value="1520.79" calcext:value-type="float">
            <text:p>1520.79</text:p>
          </table:table-cell>
          <table:table-cell office:value-type="float" office:value="2450.7895" calcext:value-type="float">
            <text:p>2450.7895</text:p>
          </table:table-cell>
          <table:table-cell office:value-type="float" office:value="83.6009445599498" calcext:value-type="float">
            <text:p>83.6009445599498</text:p>
          </table:table-cell>
          <table:table-cell office:value-type="float" office:value="1204.22465" calcext:value-type="float">
            <text:p>1204.22465</text:p>
          </table:table-cell>
          <table:table-cell office:value-type="float" office:value="207.763615136422" calcext:value-type="float">
            <text:p>207.763615136422</text:p>
          </table:table-cell>
          <table:table-cell office:value-type="float" office:value="190.7756" calcext:value-type="float">
            <text:p>190.7756</text:p>
          </table:table-cell>
          <table:table-cell office:value-type="float" office:value="24.2249565192158" calcext:value-type="float">
            <text:p>24.2249565192158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12590.39" calcext:value-type="float">
            <text:p>12590.39</text:p>
          </table:table-cell>
          <table:table-cell office:value-type="float" office:value="889.142357259896" calcext:value-type="float">
            <text:p>889.142357259896</text:p>
          </table:table-cell>
          <table:table-cell office:value-type="float" office:value="225.6955" calcext:value-type="float">
            <text:p>225.6955</text:p>
          </table:table-cell>
          <table:table-cell office:value-type="float" office:value="10.3631888025788" calcext:value-type="float">
            <text:p>10.3631888025788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413.5065" calcext:value-type="float">
            <text:p>1413.5065</text:p>
          </table:table-cell>
          <table:table-cell office:value-type="float" office:value="42.651363682154" calcext:value-type="float">
            <text:p>42.651363682154</text:p>
          </table:table-cell>
          <table:table-cell office:value-type="float" office:value="1338.23" calcext:value-type="float">
            <text:p>1338.23</text:p>
          </table:table-cell>
          <table:table-cell office:value-type="float" office:value="1503.6" calcext:value-type="float">
            <text:p>1503.6</text:p>
          </table:table-cell>
          <table:table-cell office:value-type="float" office:value="2913.696" calcext:value-type="float">
            <text:p>2913.696</text:p>
          </table:table-cell>
          <table:table-cell office:value-type="float" office:value="120.784605258155" calcext:value-type="float">
            <text:p>120.784605258155</text:p>
          </table:table-cell>
          <table:table-cell office:value-type="float" office:value="1099.8155" calcext:value-type="float">
            <text:p>1099.8155</text:p>
          </table:table-cell>
          <table:table-cell office:value-type="float" office:value="95.7415920439245" calcext:value-type="float">
            <text:p>95.7415920439245</text:p>
          </table:table-cell>
          <table:table-cell office:value-type="float" office:value="227.00645" calcext:value-type="float">
            <text:p>227.00645</text:p>
          </table:table-cell>
          <table:table-cell office:value-type="float" office:value="5.52020279447279" calcext:value-type="float">
            <text:p>5.5202027944727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13234.015" calcext:value-type="float">
            <text:p>13234.015</text:p>
          </table:table-cell>
          <table:table-cell office:value-type="float" office:value="1027.5290177872" calcext:value-type="float">
            <text:p>1027.5290177872</text:p>
          </table:table-cell>
          <table:table-cell office:value-type="float" office:value="238.65765" calcext:value-type="float">
            <text:p>238.65765</text:p>
          </table:table-cell>
          <table:table-cell office:value-type="float" office:value="6.67997138565412" calcext:value-type="float">
            <text:p>6.67997138565412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07.54575" calcext:value-type="float">
            <text:p>807.54575</text:p>
          </table:table-cell>
          <table:table-cell office:value-type="float" office:value="29.6105158842971" calcext:value-type="float">
            <text:p>29.6105158842971</text:p>
          </table:table-cell>
          <table:table-cell office:value-type="float" office:value="750.486" calcext:value-type="float">
            <text:p>750.486</text:p>
          </table:table-cell>
          <table:table-cell office:value-type="float" office:value="865.156" calcext:value-type="float">
            <text:p>865.156</text:p>
          </table:table-cell>
          <table:table-cell office:value-type="float" office:value="2403.501" calcext:value-type="float">
            <text:p>2403.501</text:p>
          </table:table-cell>
          <table:table-cell office:value-type="float" office:value="82.2592160186323" calcext:value-type="float">
            <text:p>82.2592160186323</text:p>
          </table:table-cell>
          <table:table-cell office:value-type="float" office:value="13.0462744527638" calcext:value-type="float">
            <text:p>13.0462744527638</text:p>
          </table:table-cell>
          <table:table-cell office:value-type="float" office:value="13.0446896629745" calcext:value-type="float">
            <text:p>13.0446896629745</text:p>
          </table:table-cell>
          <table:table-cell office:value-type="float" office:value="6.08898395276375" calcext:value-type="float">
            <text:p>6.08898395276375</text:p>
          </table:table-cell>
          <table:table-cell office:value-type="float" office:value="4.71366989418577" calcext:value-type="float">
            <text:p>4.71366989418577</text:p>
          </table:table-cell>
        </table:table-row>
      </table:table>
      <table:table table:name="random-only (raw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ter.mean</text:p>
          </table:table-cell>
          <table:table-cell office:value-type="string" calcext:value-type="string">
            <text:p>iter.sd</text:p>
          </table:table-cell>
          <table:table-cell office:value-type="string" calcext:value-type="string">
            <text:p>iter.max</text:p>
          </table:table-cell>
          <table:table-cell office:value-type="string" calcext:value-type="string">
            <text:p>iter.min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memusage.mean</text:p>
          </table:table-cell>
          <table:table-cell office:value-type="string" calcext:value-type="string">
            <text:p>memusage.sd</text:p>
          </table:table-cell>
          <table:table-cell office:value-type="string" calcext:value-type="string">
            <text:p>cost.initial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.0685" calcext:value-type="float">
            <text:p>13.0685</text:p>
          </table:table-cell>
          <table:table-cell office:value-type="float" office:value="2.7097099767124" calcext:value-type="float">
            <text:p>2.7097099767124</text:p>
          </table:table-cell>
          <table:table-cell office:value-type="float" office:value="135.4203" calcext:value-type="float">
            <text:p>135.4203</text:p>
          </table:table-cell>
          <table:table-cell office:value-type="float" office:value="0.401300005901875" calcext:value-type="float">
            <text:p>0.401300005901875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6.049" calcext:value-type="float">
            <text:p>476.049</text:p>
          </table:table-cell>
          <table:table-cell office:value-type="float" office:value="1315.5" calcext:value-type="float">
            <text:p>1315.5</text:p>
          </table:table-cell>
          <table:table-cell office:value-type="float" office:value="0" calcext:value-type="float">
            <text:p>0</text:p>
          </table:table-cell>
          <table:table-cell office:value-type="float" office:value="59.2703" calcext:value-type="float">
            <text:p>59.2703</text:p>
          </table:table-cell>
          <table:table-cell office:value-type="float" office:value="0" calcext:value-type="float">
            <text:p>0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14.3996" calcext:value-type="float">
            <text:p>314.3996</text:p>
          </table:table-cell>
          <table:table-cell office:value-type="float" office:value="102.692018541595" calcext:value-type="float">
            <text:p>102.692018541595</text:p>
          </table:table-cell>
          <table:table-cell office:value-type="float" office:value="138.88735" calcext:value-type="float">
            <text:p>138.88735</text:p>
          </table:table-cell>
          <table:table-cell office:value-type="float" office:value="0.866258456326918" calcext:value-type="float">
            <text:p>0.866258456326918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484.75715" calcext:value-type="float">
            <text:p>484.75715</text:p>
          </table:table-cell>
          <table:table-cell office:value-type="float" office:value="36.8282336362442" calcext:value-type="float">
            <text:p>36.8282336362442</text:p>
          </table:table-cell>
          <table:table-cell office:value-type="float" office:value="441.698" calcext:value-type="float">
            <text:p>441.698</text:p>
          </table:table-cell>
          <table:table-cell office:value-type="float" office:value="533.471" calcext:value-type="float">
            <text:p>533.471</text:p>
          </table:table-cell>
          <table:table-cell office:value-type="float" office:value="1040.49455" calcext:value-type="float">
            <text:p>1040.49455</text:p>
          </table:table-cell>
          <table:table-cell office:value-type="float" office:value="110.458882230579" calcext:value-type="float">
            <text:p>110.458882230579</text:p>
          </table:table-cell>
          <table:table-cell office:value-type="float" office:value="300.8578" calcext:value-type="float">
            <text:p>300.8578</text:p>
          </table:table-cell>
          <table:table-cell office:value-type="float" office:value="18.8899446868879" calcext:value-type="float">
            <text:p>18.8899446868879</text:p>
          </table:table-cell>
          <table:table-cell office:value-type="float" office:value="112.91825" calcext:value-type="float">
            <text:p>112.91825</text:p>
          </table:table-cell>
          <table:table-cell office:value-type="float" office:value="8.68666607281104" calcext:value-type="float">
            <text:p>8.6866660728110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6.5517" calcext:value-type="float">
            <text:p>266.5517</text:p>
          </table:table-cell>
          <table:table-cell office:value-type="float" office:value="63.294474459175" calcext:value-type="float">
            <text:p>63.294474459175</text:p>
          </table:table-cell>
          <table:table-cell office:value-type="float" office:value="145.80395" calcext:value-type="float">
            <text:p>145.80395</text:p>
          </table:table-cell>
          <table:table-cell office:value-type="float" office:value="2.74958728912656" calcext:value-type="float">
            <text:p>2.74958728912656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14.2532" calcext:value-type="float">
            <text:p>514.2532</text:p>
          </table:table-cell>
          <table:table-cell office:value-type="float" office:value="8.38191299355814" calcext:value-type="float">
            <text:p>8.38191299355814</text:p>
          </table:table-cell>
          <table:table-cell office:value-type="float" office:value="501.079" calcext:value-type="float">
            <text:p>501.079</text:p>
          </table:table-cell>
          <table:table-cell office:value-type="float" office:value="531.762" calcext:value-type="float">
            <text:p>531.762</text:p>
          </table:table-cell>
          <table:table-cell office:value-type="float" office:value="1521.105" calcext:value-type="float">
            <text:p>1521.105</text:p>
          </table:table-cell>
          <table:table-cell office:value-type="float" office:value="26.9978939724448" calcext:value-type="float">
            <text:p>26.9978939724448</text:p>
          </table:table-cell>
          <table:table-cell office:value-type="float" office:value="14.2039705" calcext:value-type="float">
            <text:p>14.2039705</text:p>
          </table:table-cell>
          <table:table-cell office:value-type="float" office:value="5.56715655933267" calcext:value-type="float">
            <text:p>5.56715655933267</text:p>
          </table:table-cell>
          <table:table-cell office:value-type="float" office:value="7.451131" calcext:value-type="float">
            <text:p>7.451131</text:p>
          </table:table-cell>
          <table:table-cell office:value-type="float" office:value="0.20399481174775" calcext:value-type="float">
            <text:p>0.20399481174775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406.275" calcext:value-type="float">
            <text:p>1406.275</text:p>
          </table:table-cell>
          <table:table-cell office:value-type="float" office:value="170.99434507424" calcext:value-type="float">
            <text:p>170.99434507424</text:p>
          </table:table-cell>
          <table:table-cell office:value-type="float" office:value="149.10885" calcext:value-type="float">
            <text:p>149.10885</text:p>
          </table:table-cell>
          <table:table-cell office:value-type="float" office:value="4.94660692080413" calcext:value-type="float">
            <text:p>4.94660692080413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874.602" calcext:value-type="float">
            <text:p>874.602</text:p>
          </table:table-cell>
          <table:table-cell office:value-type="float" office:value="47.9244863619072" calcext:value-type="float">
            <text:p>47.9244863619072</text:p>
          </table:table-cell>
          <table:table-cell office:value-type="float" office:value="817.738" calcext:value-type="float">
            <text:p>817.738</text:p>
          </table:table-cell>
          <table:table-cell office:value-type="float" office:value="981.464" calcext:value-type="float">
            <text:p>981.464</text:p>
          </table:table-cell>
          <table:table-cell office:value-type="float" office:value="1583.7415" calcext:value-type="float">
            <text:p>1583.7415</text:p>
          </table:table-cell>
          <table:table-cell office:value-type="float" office:value="43.4696190671382" calcext:value-type="float">
            <text:p>43.4696190671382</text:p>
          </table:table-cell>
          <table:table-cell office:value-type="float" office:value="846.65505" calcext:value-type="float">
            <text:p>846.65505</text:p>
          </table:table-cell>
          <table:table-cell office:value-type="float" office:value="146.189180068148" calcext:value-type="float">
            <text:p>146.189180068148</text:p>
          </table:table-cell>
          <table:table-cell office:value-type="float" office:value="193.40885" calcext:value-type="float">
            <text:p>193.40885</text:p>
          </table:table-cell>
          <table:table-cell office:value-type="float" office:value="17.9311282830343" calcext:value-type="float">
            <text:p>17.9311282830343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880.6779" calcext:value-type="float">
            <text:p>880.6779</text:p>
          </table:table-cell>
          <table:table-cell office:value-type="float" office:value="187.924149979915" calcext:value-type="float">
            <text:p>187.924149979915</text:p>
          </table:table-cell>
          <table:table-cell office:value-type="float" office:value="170.26295" calcext:value-type="float">
            <text:p>170.26295</text:p>
          </table:table-cell>
          <table:table-cell office:value-type="float" office:value="8.07979852194738" calcext:value-type="float">
            <text:p>8.07979852194738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10.3606" calcext:value-type="float">
            <text:p>710.3606</text:p>
          </table:table-cell>
          <table:table-cell office:value-type="float" office:value="21.0009588863787" calcext:value-type="float">
            <text:p>21.0009588863787</text:p>
          </table:table-cell>
          <table:table-cell office:value-type="float" office:value="675.028" calcext:value-type="float">
            <text:p>675.028</text:p>
          </table:table-cell>
          <table:table-cell office:value-type="float" office:value="752.519" calcext:value-type="float">
            <text:p>752.519</text:p>
          </table:table-cell>
          <table:table-cell office:value-type="float" office:value="2102.347" calcext:value-type="float">
            <text:p>2102.347</text:p>
          </table:table-cell>
          <table:table-cell office:value-type="float" office:value="76.3646901801859" calcext:value-type="float">
            <text:p>76.3646901801859</text:p>
          </table:table-cell>
          <table:table-cell office:value-type="float" office:value="20.6575565" calcext:value-type="float">
            <text:p>20.6575565</text:p>
          </table:table-cell>
          <table:table-cell office:value-type="float" office:value="21.8090434407398" calcext:value-type="float">
            <text:p>21.8090434407398</text:p>
          </table:table-cell>
          <table:table-cell office:value-type="float" office:value="8.076904" calcext:value-type="float">
            <text:p>8.076904</text:p>
          </table:table-cell>
          <table:table-cell office:value-type="float" office:value="7.18957373583544" calcext:value-type="float">
            <text:p>7.1895737358354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2079.6365" calcext:value-type="float">
            <text:p>2079.6365</text:p>
          </table:table-cell>
          <table:table-cell office:value-type="float" office:value="190.641702630464" calcext:value-type="float">
            <text:p>190.641702630464</text:p>
          </table:table-cell>
          <table:table-cell office:value-type="float" office:value="165.84985" calcext:value-type="float">
            <text:p>165.84985</text:p>
          </table:table-cell>
          <table:table-cell office:value-type="float" office:value="7.14715778087604" calcext:value-type="float">
            <text:p>7.14715778087604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33.05" calcext:value-type="float">
            <text:p>1333.05</text:p>
          </table:table-cell>
          <table:table-cell office:value-type="float" office:value="118.809420147518" calcext:value-type="float">
            <text:p>118.809420147518</text:p>
          </table:table-cell>
          <table:table-cell office:value-type="float" office:value="1225.48" calcext:value-type="float">
            <text:p>1225.48</text:p>
          </table:table-cell>
          <table:table-cell office:value-type="float" office:value="1768.26" calcext:value-type="float">
            <text:p>1768.26</text:p>
          </table:table-cell>
          <table:table-cell office:value-type="float" office:value="2435.814" calcext:value-type="float">
            <text:p>2435.814</text:p>
          </table:table-cell>
          <table:table-cell office:value-type="float" office:value="49.1970855362709" calcext:value-type="float">
            <text:p>49.1970855362709</text:p>
          </table:table-cell>
          <table:table-cell office:value-type="float" office:value="1355.032" calcext:value-type="float">
            <text:p>1355.032</text:p>
          </table:table-cell>
          <table:table-cell office:value-type="float" office:value="348.327533230314" calcext:value-type="float">
            <text:p>348.327533230314</text:p>
          </table:table-cell>
          <table:table-cell office:value-type="float" office:value="208.3041" calcext:value-type="float">
            <text:p>208.3041</text:p>
          </table:table-cell>
          <table:table-cell office:value-type="float" office:value="42.033941898999" calcext:value-type="float">
            <text:p>42.033941898999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8129.523" calcext:value-type="float">
            <text:p>8129.523</text:p>
          </table:table-cell>
          <table:table-cell office:value-type="float" office:value="491.59628711608" calcext:value-type="float">
            <text:p>491.59628711608</text:p>
          </table:table-cell>
          <table:table-cell office:value-type="float" office:value="222.9321" calcext:value-type="float">
            <text:p>222.9321</text:p>
          </table:table-cell>
          <table:table-cell office:value-type="float" office:value="11.3605210031564" calcext:value-type="float">
            <text:p>11.3605210031564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460.4445" calcext:value-type="float">
            <text:p>1460.4445</text:p>
          </table:table-cell>
          <table:table-cell office:value-type="float" office:value="102.744507881136" calcext:value-type="float">
            <text:p>102.744507881136</text:p>
          </table:table-cell>
          <table:table-cell office:value-type="float" office:value="1301.58" calcext:value-type="float">
            <text:p>1301.58</text:p>
          </table:table-cell>
          <table:table-cell office:value-type="float" office:value="1785.14" calcext:value-type="float">
            <text:p>1785.14</text:p>
          </table:table-cell>
          <table:table-cell office:value-type="float" office:value="2869.5685" calcext:value-type="float">
            <text:p>2869.5685</text:p>
          </table:table-cell>
          <table:table-cell office:value-type="float" office:value="142.382742015833" calcext:value-type="float">
            <text:p>142.382742015833</text:p>
          </table:table-cell>
          <table:table-cell office:value-type="float" office:value="1263.5215" calcext:value-type="float">
            <text:p>1263.5215</text:p>
          </table:table-cell>
          <table:table-cell office:value-type="float" office:value="222.023313386467" calcext:value-type="float">
            <text:p>222.023313386467</text:p>
          </table:table-cell>
          <table:table-cell office:value-type="float" office:value="248.2462" calcext:value-type="float">
            <text:p>248.2462</text:p>
          </table:table-cell>
          <table:table-cell office:value-type="float" office:value="33.0061867926223" calcext:value-type="float">
            <text:p>33.0061867926223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9167.883" calcext:value-type="float">
            <text:p>9167.883</text:p>
          </table:table-cell>
          <table:table-cell office:value-type="float" office:value="464.115842187566" calcext:value-type="float">
            <text:p>464.115842187566</text:p>
          </table:table-cell>
          <table:table-cell office:value-type="float" office:value="236.3314" calcext:value-type="float">
            <text:p>236.3314</text:p>
          </table:table-cell>
          <table:table-cell office:value-type="float" office:value="4.64351572115693" calcext:value-type="float">
            <text:p>4.64351572115693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01.98205" calcext:value-type="float">
            <text:p>801.98205</text:p>
          </table:table-cell>
          <table:table-cell office:value-type="float" office:value="23.5731463533693" calcext:value-type="float">
            <text:p>23.5731463533693</text:p>
          </table:table-cell>
          <table:table-cell office:value-type="float" office:value="750.176" calcext:value-type="float">
            <text:p>750.176</text:p>
          </table:table-cell>
          <table:table-cell office:value-type="float" office:value="847.464" calcext:value-type="float">
            <text:p>847.464</text:p>
          </table:table-cell>
          <table:table-cell office:value-type="float" office:value="2396.8685" calcext:value-type="float">
            <text:p>2396.8685</text:p>
          </table:table-cell>
          <table:table-cell office:value-type="float" office:value="69.3413242230057" calcext:value-type="float">
            <text:p>69.3413242230057</text:p>
          </table:table-cell>
          <table:table-cell office:value-type="float" office:value="5.6760805" calcext:value-type="float">
            <text:p>5.6760805</text:p>
          </table:table-cell>
          <table:table-cell office:value-type="float" office:value="5.85957485824021" calcext:value-type="float">
            <text:p>5.85957485824021</text:p>
          </table:table-cell>
          <table:table-cell office:value-type="float" office:value="3.4022165" calcext:value-type="float">
            <text:p>3.4022165</text:p>
          </table:table-cell>
          <table:table-cell office:value-type="float" office:value="3.21977378756772" calcext:value-type="float">
            <text:p>3.21977378756772</text:p>
          </table:table-cell>
        </table:table-row>
      </table:table>
      <table:table table:name="Comparison" table:style-name="ta1">
        <table:table-column table:style-name="co17" table:number-columns-repeated="5" table:default-cell-style-name="Default"/>
        <table:table-column table:style-name="co17" table:number-columns-repeated="15" table:default-cell-style-name="ce3"/>
        <table:table-column table:style-name="co17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Instance</text:p>
          </table:table-cell>
          <table:table-cell table:style-name="ce2" office:value-type="string" calcext:value-type="string" table:number-columns-spanned="19" table:number-rows-spanned="1">
            <text:p>Random + Guided</text:p>
          </table:table-cell>
          <table:covered-table-cell table:number-columns-repeated="18" table:style-name="ce1"/>
          <table:table-cell table:style-name="ce1" table:number-columns-repeated="1004"/>
        </table:table-row>
        <table:table-row table:style-name="ro1">
          <table:covered-table-cell table:style-name="ce1"/>
          <table:table-cell table:style-name="ce1" office:value-type="string" calcext:value-type="string" table:number-columns-spanned="4" table:number-rows-spanned="1">
            <text:p>Iterations</text:p>
          </table:table-cell>
          <table:covered-table-cell table:style-name="ce1" office:value-type="string" calcext:value-type="string">
            <text:p>iter.sd</text:p>
          </table:covered-table-cell>
          <table:covered-table-cell table:style-name="ce1"/>
          <table:covered-table-cell table:style-name="ce1" office:value-type="string" calcext:value-type="string">
            <text:p>iter.max</text:p>
          </table:covered-table-cell>
          <table:table-cell table:style-name="ce1" office:value-type="string" calcext:value-type="string" table:number-columns-spanned="2" table:number-rows-spanned="1">
            <text:p>Time (sec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mory (KB)</text:p>
          </table:table-cell>
          <table:covered-table-cell table:style-name="ce1" office:value-type="string" calcext:value-type="string">
            <text:p>memusage.sd</text:p>
          </table:covered-table-cell>
          <table:table-cell table:style-name="ce1" office:value-type="string" calcext:value-type="string" table:number-columns-spanned="5" table:number-rows-spanned="1">
            <text:p>Cost</text:p>
          </table:table-cell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Travel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imum tardiness</text:p>
          </table:table-cell>
          <table:covered-table-cell table:style-name="ce1"/>
          <table:table-cell table:style-name="ce1" table:number-columns-repeated="1004"/>
        </table:table-row>
        <table:table-row table:style-name="ro1">
          <table:covered-table-cell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0.60575" calcext:value-type="float">
            <text:p>20.606</text:p>
          </table:table-cell>
          <table:table-cell office:value-type="float" office:value="8.73349722484159" calcext:value-type="float">
            <text:p>8.733</text:p>
          </table:table-cell>
          <table:table-cell office:value-type="float" office:value="135.9336" calcext:value-type="float">
            <text:p>135.934</text:p>
          </table:table-cell>
          <table:table-cell office:value-type="float" office:value="0.367949138361611" calcext:value-type="float">
            <text:p>0.368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76.1733" calcext:value-type="float">
            <text:p>476.173</text:p>
          </table:table-cell>
          <table:table-cell office:value-type="float" office:value="0.382587327492552" calcext:value-type="float">
            <text:p>0.383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477.292" calcext:value-type="float">
            <text:p>477.292</text:p>
          </table:table-cell>
          <table:table-cell office:value-type="float" office:value="1312.404" calcext:value-type="float">
            <text:p>1312.404</text:p>
          </table:table-cell>
          <table:table-cell office:value-type="float" office:value="9.52928693416692" calcext:value-type="float">
            <text:p>9.529</text:p>
          </table:table-cell>
          <table:table-cell office:value-type="float" office:value="62.73891" calcext:value-type="float">
            <text:p>62.739</text:p>
          </table:table-cell>
          <table:table-cell office:value-type="float" office:value="10.6761563154783" calcext:value-type="float">
            <text:p>10.676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.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31.7079" calcext:value-type="float">
            <text:p>431.708</text:p>
          </table:table-cell>
          <table:table-cell office:value-type="float" office:value="195.85721400387" calcext:value-type="float">
            <text:p>195.857</text:p>
          </table:table-cell>
          <table:table-cell office:value-type="float" office:value="139.3234" calcext:value-type="float">
            <text:p>139.323</text:p>
          </table:table-cell>
          <table:table-cell office:value-type="float" office:value="3.02279992896095" calcext:value-type="float">
            <text:p>3.023</text:p>
          </table:table-cell>
          <table:table-cell office:value-type="float" office:value="1835.53" calcext:value-type="float">
            <text:p>1835.530</text:p>
          </table:table-cell>
          <table:table-cell office:value-type="float" office:value="505.60555" calcext:value-type="float">
            <text:p>505.606</text:p>
          </table:table-cell>
          <table:table-cell office:value-type="float" office:value="59.836306567409" calcext:value-type="float">
            <text:p>59.836</text:p>
          </table:table-cell>
          <table:table-cell office:value-type="float" office:value="440.928" calcext:value-type="float">
            <text:p>440.928</text:p>
          </table:table-cell>
          <table:table-cell office:value-type="float" office:value="653.908" calcext:value-type="float">
            <text:p>653.908</text:p>
          </table:table-cell>
          <table:table-cell office:value-type="float" office:value="1063.5505" calcext:value-type="float">
            <text:p>1063.551</text:p>
          </table:table-cell>
          <table:table-cell office:value-type="float" office:value="125.237372262478" calcext:value-type="float">
            <text:p>125.237</text:p>
          </table:table-cell>
          <table:table-cell office:value-type="float" office:value="333.8974" calcext:value-type="float">
            <text:p>333.897</text:p>
          </table:table-cell>
          <table:table-cell office:value-type="float" office:value="69.0145436025892" calcext:value-type="float">
            <text:p>69.015</text:p>
          </table:table-cell>
          <table:table-cell office:value-type="float" office:value="119.36785" calcext:value-type="float">
            <text:p>119.368</text:p>
          </table:table-cell>
          <table:table-cell office:value-type="float" office:value="26.5155438966319" calcext:value-type="float">
            <text:p>26.51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327.64795" calcext:value-type="float">
            <text:p>327.648</text:p>
          </table:table-cell>
          <table:table-cell office:value-type="float" office:value="66.9134064385299" calcext:value-type="float">
            <text:p>66.913</text:p>
          </table:table-cell>
          <table:table-cell office:value-type="float" office:value="145.64165" calcext:value-type="float">
            <text:p>145.642</text:p>
          </table:table-cell>
          <table:table-cell office:value-type="float" office:value="2.39908241834248" calcext:value-type="float">
            <text:p>2.399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15.3242" calcext:value-type="float">
            <text:p>515.324</text:p>
          </table:table-cell>
          <table:table-cell office:value-type="float" office:value="6.58921020424978" calcext:value-type="float">
            <text:p>6.589</text:p>
          </table:table-cell>
          <table:table-cell office:value-type="float" office:value="500.47" calcext:value-type="float">
            <text:p>500.470</text:p>
          </table:table-cell>
          <table:table-cell office:value-type="float" office:value="528.495" calcext:value-type="float">
            <text:p>528.495</text:p>
          </table:table-cell>
          <table:table-cell office:value-type="float" office:value="1525.11" calcext:value-type="float">
            <text:p>1525.110</text:p>
          </table:table-cell>
          <table:table-cell office:value-type="float" office:value="20.7295090961755" calcext:value-type="float">
            <text:p>20.730</text:p>
          </table:table-cell>
          <table:table-cell office:value-type="float" office:value="13.432286" calcext:value-type="float">
            <text:p>13.432</text:p>
          </table:table-cell>
          <table:table-cell office:value-type="float" office:value="5.94364822978048" calcext:value-type="float">
            <text:p>5.944</text:p>
          </table:table-cell>
          <table:table-cell office:value-type="float" office:value="7.430288" calcext:value-type="float">
            <text:p>7.430</text:p>
          </table:table-cell>
          <table:table-cell office:value-type="float" office:value="0.195991875545901" calcext:value-type="float">
            <text:p>0.1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954.4985" calcext:value-type="float">
            <text:p>1954.499</text:p>
          </table:table-cell>
          <table:table-cell office:value-type="float" office:value="235.011816148062" calcext:value-type="float">
            <text:p>235.012</text:p>
          </table:table-cell>
          <table:table-cell office:value-type="float" office:value="147.5931" calcext:value-type="float">
            <text:p>147.593</text:p>
          </table:table-cell>
          <table:table-cell office:value-type="float" office:value="4.03635420306885" calcext:value-type="float">
            <text:p>4.036</text:p>
          </table:table-cell>
          <table:table-cell office:value-type="float" office:value="4217.62" calcext:value-type="float">
            <text:p>4217.620</text:p>
          </table:table-cell>
          <table:table-cell office:value-type="float" office:value="882.8956" calcext:value-type="float">
            <text:p>882.896</text:p>
          </table:table-cell>
          <table:table-cell office:value-type="float" office:value="50.3223894748964" calcext:value-type="float">
            <text:p>50.322</text:p>
          </table:table-cell>
          <table:table-cell office:value-type="float" office:value="819.212" calcext:value-type="float">
            <text:p>819.212</text:p>
          </table:table-cell>
          <table:table-cell office:value-type="float" office:value="990.666" calcext:value-type="float">
            <text:p>990.666</text:p>
          </table:table-cell>
          <table:table-cell office:value-type="float" office:value="1600.597" calcext:value-type="float">
            <text:p>1600.597</text:p>
          </table:table-cell>
          <table:table-cell office:value-type="float" office:value="40.8470277344245" calcext:value-type="float">
            <text:p>40.847</text:p>
          </table:table-cell>
          <table:table-cell office:value-type="float" office:value="860.21095" calcext:value-type="float">
            <text:p>860.211</text:p>
          </table:table-cell>
          <table:table-cell office:value-type="float" office:value="132.004259282748" calcext:value-type="float">
            <text:p>132.004</text:p>
          </table:table-cell>
          <table:table-cell office:value-type="float" office:value="187.879" calcext:value-type="float">
            <text:p>187.879</text:p>
          </table:table-cell>
          <table:table-cell office:value-type="float" office:value="11.944794726266" calcext:value-type="float">
            <text:p>11.9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1512.05" calcext:value-type="float">
            <text:p>1512.050</text:p>
          </table:table-cell>
          <table:table-cell office:value-type="float" office:value="221.944815592573" calcext:value-type="float">
            <text:p>221.945</text:p>
          </table:table-cell>
          <table:table-cell office:value-type="float" office:value="169.3471" calcext:value-type="float">
            <text:p>169.347</text:p>
          </table:table-cell>
          <table:table-cell office:value-type="float" office:value="7.82794800630878" calcext:value-type="float">
            <text:p>7.828</text:p>
          </table:table-cell>
          <table:table-cell office:value-type="float" office:value="1192.45" calcext:value-type="float">
            <text:p>1192.450</text:p>
          </table:table-cell>
          <table:table-cell office:value-type="float" office:value="703.74935" calcext:value-type="float">
            <text:p>703.749</text:p>
          </table:table-cell>
          <table:table-cell office:value-type="float" office:value="19.8300837094472" calcext:value-type="float">
            <text:p>19.830</text:p>
          </table:table-cell>
          <table:table-cell office:value-type="float" office:value="654.443" calcext:value-type="float">
            <text:p>654.443</text:p>
          </table:table-cell>
          <table:table-cell office:value-type="float" office:value="735.065" calcext:value-type="float">
            <text:p>735.065</text:p>
          </table:table-cell>
          <table:table-cell office:value-type="float" office:value="2084.059" calcext:value-type="float">
            <text:p>2084.059</text:p>
          </table:table-cell>
          <table:table-cell office:value-type="float" office:value="75.8332571050321" calcext:value-type="float">
            <text:p>75.833</text:p>
          </table:table-cell>
          <table:table-cell office:value-type="float" office:value="19.5972775" calcext:value-type="float">
            <text:p>19.597</text:p>
          </table:table-cell>
          <table:table-cell office:value-type="float" office:value="19.7060424922394" calcext:value-type="float">
            <text:p>19.706</text:p>
          </table:table-cell>
          <table:table-cell office:value-type="float" office:value="7.5930895" calcext:value-type="float">
            <text:p>7.593</text:p>
          </table:table-cell>
          <table:table-cell office:value-type="float" office:value="5.69245658104096" calcext:value-type="float">
            <text:p>5.69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3561.6235" calcext:value-type="float">
            <text:p>3561.624</text:p>
          </table:table-cell>
          <table:table-cell office:value-type="float" office:value="292.078927657991" calcext:value-type="float">
            <text:p>292.079</text:p>
          </table:table-cell>
          <table:table-cell office:value-type="float" office:value="171.2564" calcext:value-type="float">
            <text:p>171.256</text:p>
          </table:table-cell>
          <table:table-cell office:value-type="float" office:value="8.40475448403118" calcext:value-type="float">
            <text:p>8.405</text:p>
          </table:table-cell>
          <table:table-cell office:value-type="float" office:value="4508.65" calcext:value-type="float">
            <text:p>4508.650</text:p>
          </table:table-cell>
          <table:table-cell office:value-type="float" office:value="1295.2765" calcext:value-type="float">
            <text:p>1295.277</text:p>
          </table:table-cell>
          <table:table-cell office:value-type="float" office:value="72.7481609299109" calcext:value-type="float">
            <text:p>72.748</text:p>
          </table:table-cell>
          <table:table-cell office:value-type="float" office:value="1219.52" calcext:value-type="float">
            <text:p>1219.520</text:p>
          </table:table-cell>
          <table:table-cell office:value-type="float" office:value="1455.32" calcext:value-type="float">
            <text:p>1455.320</text:p>
          </table:table-cell>
          <table:table-cell office:value-type="float" office:value="2419.33" calcext:value-type="float">
            <text:p>2419.330</text:p>
          </table:table-cell>
          <table:table-cell office:value-type="float" office:value="56.835154614024" calcext:value-type="float">
            <text:p>56.835</text:p>
          </table:table-cell>
          <table:table-cell office:value-type="float" office:value="1262.442" calcext:value-type="float">
            <text:p>1262.442</text:p>
          </table:table-cell>
          <table:table-cell office:value-type="float" office:value="189.541699219876" calcext:value-type="float">
            <text:p>189.542</text:p>
          </table:table-cell>
          <table:table-cell office:value-type="float" office:value="204.05755" calcext:value-type="float">
            <text:p>204.058</text:p>
          </table:table-cell>
          <table:table-cell office:value-type="float" office:value="35.0746670276801" calcext:value-type="float">
            <text:p>35.0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9039.8405" calcext:value-type="float">
            <text:p>9039.841</text:p>
          </table:table-cell>
          <table:table-cell office:value-type="float" office:value="676.25955032443" calcext:value-type="float">
            <text:p>676.260</text:p>
          </table:table-cell>
          <table:table-cell office:value-type="float" office:value="237.7483" calcext:value-type="float">
            <text:p>237.748</text:p>
          </table:table-cell>
          <table:table-cell office:value-type="float" office:value="18.8199716933061" calcext:value-type="float">
            <text:p>18.820</text:p>
          </table:table-cell>
          <table:table-cell office:value-type="float" office:value="3786.22" calcext:value-type="float">
            <text:p>3786.220</text:p>
          </table:table-cell>
          <table:table-cell office:value-type="float" office:value="1383.3745" calcext:value-type="float">
            <text:p>1383.375</text:p>
          </table:table-cell>
          <table:table-cell office:value-type="float" office:value="56.69436196558" calcext:value-type="float">
            <text:p>56.694</text:p>
          </table:table-cell>
          <table:table-cell office:value-type="float" office:value="1298.41" calcext:value-type="float">
            <text:p>1298.410</text:p>
          </table:table-cell>
          <table:table-cell office:value-type="float" office:value="1552.12" calcext:value-type="float">
            <text:p>1552.120</text:p>
          </table:table-cell>
          <table:table-cell office:value-type="float" office:value="2784.1915" calcext:value-type="float">
            <text:p>2784.192</text:p>
          </table:table-cell>
          <table:table-cell office:value-type="float" office:value="106.714353657692" calcext:value-type="float">
            <text:p>106.714</text:p>
          </table:table-cell>
          <table:table-cell office:value-type="float" office:value="1134.7495" calcext:value-type="float">
            <text:p>1134.750</text:p>
          </table:table-cell>
          <table:table-cell office:value-type="float" office:value="162.702161971693" calcext:value-type="float">
            <text:p>162.702</text:p>
          </table:table-cell>
          <table:table-cell office:value-type="float" office:value="231.1843" calcext:value-type="float">
            <text:p>231.184</text:p>
          </table:table-cell>
          <table:table-cell office:value-type="float" office:value="17.8037582670508" calcext:value-type="float">
            <text:p>17.8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9009.5985" calcext:value-type="float">
            <text:p>9009.599</text:p>
          </table:table-cell>
          <table:table-cell office:value-type="float" office:value="717.361660900003" calcext:value-type="float">
            <text:p>717.362</text:p>
          </table:table-cell>
          <table:table-cell office:value-type="float" office:value="238.8465" calcext:value-type="float">
            <text:p>238.847</text:p>
          </table:table-cell>
          <table:table-cell office:value-type="float" office:value="10.0209415751531" calcext:value-type="float">
            <text:p>10.021</text:p>
          </table:table-cell>
          <table:table-cell office:value-type="float" office:value="1289.07" calcext:value-type="float">
            <text:p>1289.070</text:p>
          </table:table-cell>
          <table:table-cell office:value-type="float" office:value="762.0237" calcext:value-type="float">
            <text:p>762.024</text:p>
          </table:table-cell>
          <table:table-cell office:value-type="float" office:value="23.5291307198455" calcext:value-type="float">
            <text:p>23.529</text:p>
          </table:table-cell>
          <table:table-cell office:value-type="float" office:value="726.914" calcext:value-type="float">
            <text:p>726.914</text:p>
          </table:table-cell>
          <table:table-cell office:value-type="float" office:value="811.148" calcext:value-type="float">
            <text:p>811.148</text:p>
          </table:table-cell>
          <table:table-cell office:value-type="float" office:value="2273.55" calcext:value-type="float">
            <text:p>2273.550</text:p>
          </table:table-cell>
          <table:table-cell office:value-type="float" office:value="71.5814465817564" calcext:value-type="float">
            <text:p>71.581</text:p>
          </table:table-cell>
          <table:table-cell office:value-type="float" office:value="8.17352" calcext:value-type="float">
            <text:p>8.174</text:p>
          </table:table-cell>
          <table:table-cell office:value-type="float" office:value="6.03253003140822" calcext:value-type="float">
            <text:p>6.033</text:p>
          </table:table-cell>
          <table:table-cell office:value-type="float" office:value="4.346974" calcext:value-type="float">
            <text:p>4.347</text:p>
          </table:table-cell>
          <table:table-cell office:value-type="float" office:value="3.22774990412891" calcext:value-type="float">
            <text:p>3.228</text:p>
          </table:table-cell>
          <table:table-cell table:number-columns-repeated="1004"/>
        </table:table-row>
        <table:table-row table:style-name="ro1" table:number-rows-repeated="3">
          <table:table-cell table:number-columns-repeated="5"/>
          <table:table-cell table:style-name="Default" table:number-columns-repeated="15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3">
            <text:p>Instance</text:p>
          </table:table-cell>
          <table:table-cell table:style-name="ce2" office:value-type="string" calcext:value-type="string" table:number-columns-spanned="19" table:number-rows-spanned="1">
            <text:p>Guided only</text:p>
          </table:table-cell>
          <table:covered-table-cell table:number-columns-repeated="18" table:style-name="ce1"/>
          <table:table-cell table:style-name="ce1" table:number-columns-repeated="1004"/>
        </table:table-row>
        <table:table-row table:style-name="ro1">
          <table:covered-table-cell table:style-name="ce1"/>
          <table:table-cell table:style-name="ce1" office:value-type="string" calcext:value-type="string" table:number-columns-spanned="4" table:number-rows-spanned="1">
            <text:p>Iterations</text:p>
          </table:table-cell>
          <table:covered-table-cell table:style-name="ce1" office:value-type="string" calcext:value-type="string">
            <text:p>iter.sd</text:p>
          </table:covered-table-cell>
          <table:covered-table-cell table:style-name="ce1"/>
          <table:covered-table-cell table:style-name="ce1" office:value-type="string" calcext:value-type="string">
            <text:p>iter.max</text:p>
          </table:covered-table-cell>
          <table:table-cell table:style-name="ce1" office:value-type="string" calcext:value-type="string" table:number-columns-spanned="2" table:number-rows-spanned="1">
            <text:p>Time (sec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mory (KB)</text:p>
          </table:table-cell>
          <table:covered-table-cell table:style-name="ce1" office:value-type="string" calcext:value-type="string">
            <text:p>memusage.sd</text:p>
          </table:covered-table-cell>
          <table:table-cell table:style-name="ce1" office:value-type="string" calcext:value-type="string" table:number-columns-spanned="5" table:number-rows-spanned="1">
            <text:p>Cost</text:p>
          </table:table-cell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Travel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imum tardiness</text:p>
          </table:table-cell>
          <table:covered-table-cell table:style-name="ce1"/>
          <table:table-cell table:style-name="ce1" table:number-columns-repeated="1004"/>
        </table:table-row>
        <table:table-row table:style-name="ro1">
          <table:covered-table-cell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23.6905" calcext:value-type="float">
            <text:p>23.691</text:p>
          </table:table-cell>
          <table:table-cell office:value-type="float" office:value="10.8995767880177" calcext:value-type="float">
            <text:p>10.900</text:p>
          </table:table-cell>
          <table:table-cell office:value-type="float" office:value="135.8919" calcext:value-type="float">
            <text:p>135.892</text:p>
          </table:table-cell>
          <table:table-cell office:value-type="float" office:value="0.448372601163011" calcext:value-type="float">
            <text:p>0.448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77.15165" calcext:value-type="float">
            <text:p>477.152</text:p>
          </table:table-cell>
          <table:table-cell office:value-type="float" office:value="3.20163516240653" calcext:value-type="float">
            <text:p>3.202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487.162" calcext:value-type="float">
            <text:p>487.162</text:p>
          </table:table-cell>
          <table:table-cell office:value-type="float" office:value="1315.634" calcext:value-type="float">
            <text:p>1315.634</text:p>
          </table:table-cell>
          <table:table-cell office:value-type="float" office:value="10.7220507661351" calcext:value-type="float">
            <text:p>10.722</text:p>
          </table:table-cell>
          <table:table-cell office:value-type="float" office:value="62.444145" calcext:value-type="float">
            <text:p>62.444</text:p>
          </table:table-cell>
          <table:table-cell office:value-type="float" office:value="10.8568188294864" calcext:value-type="float">
            <text:p>10.857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.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23.7187" calcext:value-type="float">
            <text:p>423.719</text:p>
          </table:table-cell>
          <table:table-cell office:value-type="float" office:value="245.019319910449" calcext:value-type="float">
            <text:p>245.019</text:p>
          </table:table-cell>
          <table:table-cell office:value-type="float" office:value="138.7387" calcext:value-type="float">
            <text:p>138.739</text:p>
          </table:table-cell>
          <table:table-cell office:value-type="float" office:value="2.69872939108681" calcext:value-type="float">
            <text:p>2.699</text:p>
          </table:table-cell>
          <table:table-cell office:value-type="float" office:value="1835.53" calcext:value-type="float">
            <text:p>1835.530</text:p>
          </table:table-cell>
          <table:table-cell office:value-type="float" office:value="511.641" calcext:value-type="float">
            <text:p>511.641</text:p>
          </table:table-cell>
          <table:table-cell office:value-type="float" office:value="73.4780021674944" calcext:value-type="float">
            <text:p>73.478</text:p>
          </table:table-cell>
          <table:table-cell office:value-type="float" office:value="441.698" calcext:value-type="float">
            <text:p>441.698</text:p>
          </table:table-cell>
          <table:table-cell office:value-type="float" office:value="776.072" calcext:value-type="float">
            <text:p>776.072</text:p>
          </table:table-cell>
          <table:table-cell office:value-type="float" office:value="1095.1772" calcext:value-type="float">
            <text:p>1095.177</text:p>
          </table:table-cell>
          <table:table-cell office:value-type="float" office:value="122.624414371519" calcext:value-type="float">
            <text:p>122.624</text:p>
          </table:table-cell>
          <table:table-cell office:value-type="float" office:value="328.43485" calcext:value-type="float">
            <text:p>328.435</text:p>
          </table:table-cell>
          <table:table-cell office:value-type="float" office:value="126.236807197832" calcext:value-type="float">
            <text:p>126.237</text:p>
          </table:table-cell>
          <table:table-cell office:value-type="float" office:value="111.3105" calcext:value-type="float">
            <text:p>111.311</text:p>
          </table:table-cell>
          <table:table-cell office:value-type="float" office:value="12.4396538812063" calcext:value-type="float">
            <text:p>12.4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401.5558" calcext:value-type="float">
            <text:p>401.556</text:p>
          </table:table-cell>
          <table:table-cell office:value-type="float" office:value="111.473719587127" calcext:value-type="float">
            <text:p>111.474</text:p>
          </table:table-cell>
          <table:table-cell office:value-type="float" office:value="145.83915" calcext:value-type="float">
            <text:p>145.839</text:p>
          </table:table-cell>
          <table:table-cell office:value-type="float" office:value="1.58349504428121" calcext:value-type="float">
            <text:p>1.583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21.11245" calcext:value-type="float">
            <text:p>521.112</text:p>
          </table:table-cell>
          <table:table-cell office:value-type="float" office:value="11.065091877636" calcext:value-type="float">
            <text:p>11.065</text:p>
          </table:table-cell>
          <table:table-cell office:value-type="float" office:value="500.47" calcext:value-type="float">
            <text:p>500.470</text:p>
          </table:table-cell>
          <table:table-cell office:value-type="float" office:value="545.867" calcext:value-type="float">
            <text:p>545.867</text:p>
          </table:table-cell>
          <table:table-cell office:value-type="float" office:value="1544.824" calcext:value-type="float">
            <text:p>1544.824</text:p>
          </table:table-cell>
          <table:table-cell office:value-type="float" office:value="32.8552342060872" calcext:value-type="float">
            <text:p>32.855</text:p>
          </table:table-cell>
          <table:table-cell office:value-type="float" office:value="11.165545" calcext:value-type="float">
            <text:p>11.166</text:p>
          </table:table-cell>
          <table:table-cell office:value-type="float" office:value="4.66825366009885" calcext:value-type="float">
            <text:p>4.668</text:p>
          </table:table-cell>
          <table:table-cell office:value-type="float" office:value="7.346916" calcext:value-type="float">
            <text:p>7.347</text:p>
          </table:table-cell>
          <table:table-cell office:value-type="float" office:value="0.128306800755065" calcext:value-type="float">
            <text:p>0.12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645.8515" calcext:value-type="float">
            <text:p>2645.852</text:p>
          </table:table-cell>
          <table:table-cell office:value-type="float" office:value="293.193165072107" calcext:value-type="float">
            <text:p>293.193</text:p>
          </table:table-cell>
          <table:table-cell office:value-type="float" office:value="150.4693" calcext:value-type="float">
            <text:p>150.469</text:p>
          </table:table-cell>
          <table:table-cell office:value-type="float" office:value="5.35847338923671" calcext:value-type="float">
            <text:p>5.358</text:p>
          </table:table-cell>
          <table:table-cell office:value-type="float" office:value="4217.62" calcext:value-type="float">
            <text:p>4217.620</text:p>
          </table:table-cell>
          <table:table-cell office:value-type="float" office:value="871.08055" calcext:value-type="float">
            <text:p>871.081</text:p>
          </table:table-cell>
          <table:table-cell office:value-type="float" office:value="44.0866725600654" calcext:value-type="float">
            <text:p>44.087</text:p>
          </table:table-cell>
          <table:table-cell office:value-type="float" office:value="821.723" calcext:value-type="float">
            <text:p>821.723</text:p>
          </table:table-cell>
          <table:table-cell office:value-type="float" office:value="970.519" calcext:value-type="float">
            <text:p>970.519</text:p>
          </table:table-cell>
          <table:table-cell office:value-type="float" office:value="1595.474" calcext:value-type="float">
            <text:p>1595.474</text:p>
          </table:table-cell>
          <table:table-cell office:value-type="float" office:value="24.5868003526068" calcext:value-type="float">
            <text:p>24.587</text:p>
          </table:table-cell>
          <table:table-cell office:value-type="float" office:value="828.968" calcext:value-type="float">
            <text:p>828.968</text:p>
          </table:table-cell>
          <table:table-cell office:value-type="float" office:value="113.588827739166" calcext:value-type="float">
            <text:p>113.589</text:p>
          </table:table-cell>
          <table:table-cell office:value-type="float" office:value="188.7988" calcext:value-type="float">
            <text:p>188.799</text:p>
          </table:table-cell>
          <table:table-cell office:value-type="float" office:value="16.0346367940091" calcext:value-type="float">
            <text:p>16.0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2060.9965" calcext:value-type="float">
            <text:p>2060.997</text:p>
          </table:table-cell>
          <table:table-cell office:value-type="float" office:value="435.296357454805" calcext:value-type="float">
            <text:p>435.296</text:p>
          </table:table-cell>
          <table:table-cell office:value-type="float" office:value="171.09255" calcext:value-type="float">
            <text:p>171.093</text:p>
          </table:table-cell>
          <table:table-cell office:value-type="float" office:value="9.93185068605041" calcext:value-type="float">
            <text:p>9.932</text:p>
          </table:table-cell>
          <table:table-cell office:value-type="float" office:value="1192.45" calcext:value-type="float">
            <text:p>1192.450</text:p>
          </table:table-cell>
          <table:table-cell office:value-type="float" office:value="716.9724" calcext:value-type="float">
            <text:p>716.972</text:p>
          </table:table-cell>
          <table:table-cell office:value-type="float" office:value="16.2739861658512" calcext:value-type="float">
            <text:p>16.274</text:p>
          </table:table-cell>
          <table:table-cell office:value-type="float" office:value="671.293" calcext:value-type="float">
            <text:p>671.293</text:p>
          </table:table-cell>
          <table:table-cell office:value-type="float" office:value="747.408" calcext:value-type="float">
            <text:p>747.408</text:p>
          </table:table-cell>
          <table:table-cell office:value-type="float" office:value="2126.401" calcext:value-type="float">
            <text:p>2126.401</text:p>
          </table:table-cell>
          <table:table-cell office:value-type="float" office:value="55.9165958699581" calcext:value-type="float">
            <text:p>55.917</text:p>
          </table:table-cell>
          <table:table-cell office:value-type="float" office:value="17.15153" calcext:value-type="float">
            <text:p>17.152</text:p>
          </table:table-cell>
          <table:table-cell office:value-type="float" office:value="13.2364798220822" calcext:value-type="float">
            <text:p>13.236</text:p>
          </table:table-cell>
          <table:table-cell office:value-type="float" office:value="7.3654925" calcext:value-type="float">
            <text:p>7.365</text:p>
          </table:table-cell>
          <table:table-cell office:value-type="float" office:value="4.5895620610799" calcext:value-type="float">
            <text:p>4.5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4812.1175" calcext:value-type="float">
            <text:p>4812.118</text:p>
          </table:table-cell>
          <table:table-cell office:value-type="float" office:value="383.21688426811" calcext:value-type="float">
            <text:p>383.217</text:p>
          </table:table-cell>
          <table:table-cell office:value-type="float" office:value="167.72945" calcext:value-type="float">
            <text:p>167.729</text:p>
          </table:table-cell>
          <table:table-cell office:value-type="float" office:value="7.60616815814639" calcext:value-type="float">
            <text:p>7.606</text:p>
          </table:table-cell>
          <table:table-cell office:value-type="float" office:value="4508.65" calcext:value-type="float">
            <text:p>4508.650</text:p>
          </table:table-cell>
          <table:table-cell office:value-type="float" office:value="1281.9305" calcext:value-type="float">
            <text:p>1281.931</text:p>
          </table:table-cell>
          <table:table-cell office:value-type="float" office:value="75.5461834679883" calcext:value-type="float">
            <text:p>75.546</text:p>
          </table:table-cell>
          <table:table-cell office:value-type="float" office:value="1187.02" calcext:value-type="float">
            <text:p>1187.020</text:p>
          </table:table-cell>
          <table:table-cell office:value-type="float" office:value="1520.79" calcext:value-type="float">
            <text:p>1520.790</text:p>
          </table:table-cell>
          <table:table-cell office:value-type="float" office:value="2450.7895" calcext:value-type="float">
            <text:p>2450.790</text:p>
          </table:table-cell>
          <table:table-cell office:value-type="float" office:value="83.6009445599498" calcext:value-type="float">
            <text:p>83.601</text:p>
          </table:table-cell>
          <table:table-cell office:value-type="float" office:value="1204.22465" calcext:value-type="float">
            <text:p>1204.225</text:p>
          </table:table-cell>
          <table:table-cell office:value-type="float" office:value="207.763615136422" calcext:value-type="float">
            <text:p>207.764</text:p>
          </table:table-cell>
          <table:table-cell office:value-type="float" office:value="190.7756" calcext:value-type="float">
            <text:p>190.776</text:p>
          </table:table-cell>
          <table:table-cell office:value-type="float" office:value="24.2249565192158" calcext:value-type="float">
            <text:p>24.2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12590.39" calcext:value-type="float">
            <text:p>12590.390</text:p>
          </table:table-cell>
          <table:table-cell office:value-type="float" office:value="889.142357259896" calcext:value-type="float">
            <text:p>889.142</text:p>
          </table:table-cell>
          <table:table-cell office:value-type="float" office:value="225.6955" calcext:value-type="float">
            <text:p>225.696</text:p>
          </table:table-cell>
          <table:table-cell office:value-type="float" office:value="10.3631888025788" calcext:value-type="float">
            <text:p>10.363</text:p>
          </table:table-cell>
          <table:table-cell office:value-type="float" office:value="3786.22" calcext:value-type="float">
            <text:p>3786.220</text:p>
          </table:table-cell>
          <table:table-cell office:value-type="float" office:value="1413.5065" calcext:value-type="float">
            <text:p>1413.507</text:p>
          </table:table-cell>
          <table:table-cell office:value-type="float" office:value="42.651363682154" calcext:value-type="float">
            <text:p>42.651</text:p>
          </table:table-cell>
          <table:table-cell office:value-type="float" office:value="1338.23" calcext:value-type="float">
            <text:p>1338.230</text:p>
          </table:table-cell>
          <table:table-cell office:value-type="float" office:value="1503.6" calcext:value-type="float">
            <text:p>1503.600</text:p>
          </table:table-cell>
          <table:table-cell office:value-type="float" office:value="2913.696" calcext:value-type="float">
            <text:p>2913.696</text:p>
          </table:table-cell>
          <table:table-cell office:value-type="float" office:value="120.784605258155" calcext:value-type="float">
            <text:p>120.785</text:p>
          </table:table-cell>
          <table:table-cell office:value-type="float" office:value="1099.8155" calcext:value-type="float">
            <text:p>1099.816</text:p>
          </table:table-cell>
          <table:table-cell office:value-type="float" office:value="95.7415920439245" calcext:value-type="float">
            <text:p>95.742</text:p>
          </table:table-cell>
          <table:table-cell office:value-type="float" office:value="227.00645" calcext:value-type="float">
            <text:p>227.006</text:p>
          </table:table-cell>
          <table:table-cell office:value-type="float" office:value="5.52020279447279" calcext:value-type="float">
            <text:p>5.5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13234.015" calcext:value-type="float">
            <text:p>13234.015</text:p>
          </table:table-cell>
          <table:table-cell office:value-type="float" office:value="1027.5290177872" calcext:value-type="float">
            <text:p>1027.529</text:p>
          </table:table-cell>
          <table:table-cell office:value-type="float" office:value="238.65765" calcext:value-type="float">
            <text:p>238.658</text:p>
          </table:table-cell>
          <table:table-cell office:value-type="float" office:value="6.67997138565412" calcext:value-type="float">
            <text:p>6.680</text:p>
          </table:table-cell>
          <table:table-cell office:value-type="float" office:value="1289.07" calcext:value-type="float">
            <text:p>1289.070</text:p>
          </table:table-cell>
          <table:table-cell office:value-type="float" office:value="807.54575" calcext:value-type="float">
            <text:p>807.546</text:p>
          </table:table-cell>
          <table:table-cell office:value-type="float" office:value="29.6105158842971" calcext:value-type="float">
            <text:p>29.611</text:p>
          </table:table-cell>
          <table:table-cell office:value-type="float" office:value="750.486" calcext:value-type="float">
            <text:p>750.486</text:p>
          </table:table-cell>
          <table:table-cell office:value-type="float" office:value="865.156" calcext:value-type="float">
            <text:p>865.156</text:p>
          </table:table-cell>
          <table:table-cell office:value-type="float" office:value="2403.501" calcext:value-type="float">
            <text:p>2403.501</text:p>
          </table:table-cell>
          <table:table-cell office:value-type="float" office:value="82.2592160186323" calcext:value-type="float">
            <text:p>82.259</text:p>
          </table:table-cell>
          <table:table-cell office:value-type="float" office:value="13.0462744527638" calcext:value-type="float">
            <text:p>13.046</text:p>
          </table:table-cell>
          <table:table-cell office:value-type="float" office:value="13.0446896629745" calcext:value-type="float">
            <text:p>13.045</text:p>
          </table:table-cell>
          <table:table-cell office:value-type="float" office:value="6.08898395276375" calcext:value-type="float">
            <text:p>6.089</text:p>
          </table:table-cell>
          <table:table-cell office:value-type="float" office:value="4.71366989418577" calcext:value-type="float">
            <text:p>4.714</text:p>
          </table:table-cell>
          <table:table-cell table:number-columns-repeated="1004"/>
        </table:table-row>
        <table:table-row table:style-name="ro1" table:number-rows-repeated="3">
          <table:table-cell table:number-columns-repeated="5"/>
          <table:table-cell table:style-name="Default" table:number-columns-repeated="15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3">
            <text:p>Instance</text:p>
          </table:table-cell>
          <table:table-cell table:style-name="ce2" office:value-type="string" calcext:value-type="string" table:number-columns-spanned="19" table:number-rows-spanned="1">
            <text:p>Random only</text:p>
          </table:table-cell>
          <table:covered-table-cell table:number-columns-repeated="18" table:style-name="ce1"/>
          <table:table-cell table:style-name="ce1" table:number-columns-repeated="1004"/>
        </table:table-row>
        <table:table-row table:style-name="ro1">
          <table:covered-table-cell table:style-name="ce1"/>
          <table:table-cell table:style-name="ce1" office:value-type="string" calcext:value-type="string" table:number-columns-spanned="4" table:number-rows-spanned="1">
            <text:p>Iterations</text:p>
          </table:table-cell>
          <table:covered-table-cell table:style-name="ce1" office:value-type="string" calcext:value-type="string">
            <text:p>iter.sd</text:p>
          </table:covered-table-cell>
          <table:covered-table-cell table:style-name="ce1"/>
          <table:covered-table-cell table:style-name="ce1" office:value-type="string" calcext:value-type="string">
            <text:p>iter.max</text:p>
          </table:covered-table-cell>
          <table:table-cell table:style-name="ce1" office:value-type="string" calcext:value-type="string" table:number-columns-spanned="2" table:number-rows-spanned="1">
            <text:p>Time (sec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mory (KB)</text:p>
          </table:table-cell>
          <table:covered-table-cell table:style-name="ce1" office:value-type="string" calcext:value-type="string">
            <text:p>memusage.sd</text:p>
          </table:covered-table-cell>
          <table:table-cell table:style-name="ce1" office:value-type="string" calcext:value-type="string" table:number-columns-spanned="5" table:number-rows-spanned="1">
            <text:p>Cost</text:p>
          </table:table-cell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Travel ti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tardines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imum tardiness</text:p>
          </table:table-cell>
          <table:covered-table-cell table:style-name="ce1"/>
          <table:table-cell table:style-name="ce1" table:number-columns-repeated="1004"/>
        </table:table-row>
        <table:table-row table:style-name="ro1">
          <table:covered-table-cell table:style-name="ce1"/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.0685" calcext:value-type="float">
            <text:p>13.069</text:p>
          </table:table-cell>
          <table:table-cell office:value-type="float" office:value="2.7097099767124" calcext:value-type="float">
            <text:p>2.710</text:p>
          </table:table-cell>
          <table:table-cell office:value-type="float" office:value="135.4203" calcext:value-type="float">
            <text:p>135.420</text:p>
          </table:table-cell>
          <table:table-cell office:value-type="float" office:value="0.401300005901875" calcext:value-type="float">
            <text:p>0.401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476.049" calcext:value-type="float">
            <text:p>476.049</text:p>
          </table:table-cell>
          <table:table-cell office:value-type="float" office:value="1315.5" calcext:value-type="float">
            <text:p>1315.500</text:p>
          </table:table-cell>
          <table:table-cell office:value-type="float" office:value="0" calcext:value-type="float">
            <text:p>0.000</text:p>
          </table:table-cell>
          <table:table-cell office:value-type="float" office:value="59.2703" calcext:value-type="float">
            <text:p>59.270</text:p>
          </table:table-cell>
          <table:table-cell office:value-type="float" office:value="0" calcext:value-type="float">
            <text:p>0.000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.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14.3996" calcext:value-type="float">
            <text:p>314.400</text:p>
          </table:table-cell>
          <table:table-cell office:value-type="float" office:value="102.692018541595" calcext:value-type="float">
            <text:p>102.692</text:p>
          </table:table-cell>
          <table:table-cell office:value-type="float" office:value="138.88735" calcext:value-type="float">
            <text:p>138.887</text:p>
          </table:table-cell>
          <table:table-cell office:value-type="float" office:value="0.866258456326918" calcext:value-type="float">
            <text:p>0.866</text:p>
          </table:table-cell>
          <table:table-cell office:value-type="float" office:value="1835.53" calcext:value-type="float">
            <text:p>1835.530</text:p>
          </table:table-cell>
          <table:table-cell office:value-type="float" office:value="484.75715" calcext:value-type="float">
            <text:p>484.757</text:p>
          </table:table-cell>
          <table:table-cell office:value-type="float" office:value="36.8282336362442" calcext:value-type="float">
            <text:p>36.828</text:p>
          </table:table-cell>
          <table:table-cell office:value-type="float" office:value="441.698" calcext:value-type="float">
            <text:p>441.698</text:p>
          </table:table-cell>
          <table:table-cell office:value-type="float" office:value="533.471" calcext:value-type="float">
            <text:p>533.471</text:p>
          </table:table-cell>
          <table:table-cell office:value-type="float" office:value="1040.49455" calcext:value-type="float">
            <text:p>1040.495</text:p>
          </table:table-cell>
          <table:table-cell office:value-type="float" office:value="110.458882230579" calcext:value-type="float">
            <text:p>110.459</text:p>
          </table:table-cell>
          <table:table-cell office:value-type="float" office:value="300.8578" calcext:value-type="float">
            <text:p>300.858</text:p>
          </table:table-cell>
          <table:table-cell office:value-type="float" office:value="18.8899446868879" calcext:value-type="float">
            <text:p>18.890</text:p>
          </table:table-cell>
          <table:table-cell office:value-type="float" office:value="112.91825" calcext:value-type="float">
            <text:p>112.918</text:p>
          </table:table-cell>
          <table:table-cell office:value-type="float" office:value="8.68666607281104" calcext:value-type="float">
            <text:p>8.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266.5517" calcext:value-type="float">
            <text:p>266.552</text:p>
          </table:table-cell>
          <table:table-cell office:value-type="float" office:value="63.294474459175" calcext:value-type="float">
            <text:p>63.294</text:p>
          </table:table-cell>
          <table:table-cell office:value-type="float" office:value="145.80395" calcext:value-type="float">
            <text:p>145.804</text:p>
          </table:table-cell>
          <table:table-cell office:value-type="float" office:value="2.74958728912656" calcext:value-type="float">
            <text:p>2.750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14.2532" calcext:value-type="float">
            <text:p>514.253</text:p>
          </table:table-cell>
          <table:table-cell office:value-type="float" office:value="8.38191299355814" calcext:value-type="float">
            <text:p>8.382</text:p>
          </table:table-cell>
          <table:table-cell office:value-type="float" office:value="501.079" calcext:value-type="float">
            <text:p>501.079</text:p>
          </table:table-cell>
          <table:table-cell office:value-type="float" office:value="531.762" calcext:value-type="float">
            <text:p>531.762</text:p>
          </table:table-cell>
          <table:table-cell office:value-type="float" office:value="1521.105" calcext:value-type="float">
            <text:p>1521.105</text:p>
          </table:table-cell>
          <table:table-cell office:value-type="float" office:value="26.9978939724448" calcext:value-type="float">
            <text:p>26.998</text:p>
          </table:table-cell>
          <table:table-cell office:value-type="float" office:value="14.2039705" calcext:value-type="float">
            <text:p>14.204</text:p>
          </table:table-cell>
          <table:table-cell office:value-type="float" office:value="5.56715655933267" calcext:value-type="float">
            <text:p>5.567</text:p>
          </table:table-cell>
          <table:table-cell office:value-type="float" office:value="7.451131" calcext:value-type="float">
            <text:p>7.451</text:p>
          </table:table-cell>
          <table:table-cell office:value-type="float" office:value="0.20399481174775" calcext:value-type="float">
            <text:p>0.2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406.275" calcext:value-type="float">
            <text:p>1406.275</text:p>
          </table:table-cell>
          <table:table-cell office:value-type="float" office:value="170.99434507424" calcext:value-type="float">
            <text:p>170.994</text:p>
          </table:table-cell>
          <table:table-cell office:value-type="float" office:value="149.10885" calcext:value-type="float">
            <text:p>149.109</text:p>
          </table:table-cell>
          <table:table-cell office:value-type="float" office:value="4.94660692080413" calcext:value-type="float">
            <text:p>4.947</text:p>
          </table:table-cell>
          <table:table-cell office:value-type="float" office:value="4217.62" calcext:value-type="float">
            <text:p>4217.620</text:p>
          </table:table-cell>
          <table:table-cell office:value-type="float" office:value="874.602" calcext:value-type="float">
            <text:p>874.602</text:p>
          </table:table-cell>
          <table:table-cell office:value-type="float" office:value="47.9244863619072" calcext:value-type="float">
            <text:p>47.924</text:p>
          </table:table-cell>
          <table:table-cell office:value-type="float" office:value="817.738" calcext:value-type="float">
            <text:p>817.738</text:p>
          </table:table-cell>
          <table:table-cell office:value-type="float" office:value="981.464" calcext:value-type="float">
            <text:p>981.464</text:p>
          </table:table-cell>
          <table:table-cell office:value-type="float" office:value="1583.7415" calcext:value-type="float">
            <text:p>1583.742</text:p>
          </table:table-cell>
          <table:table-cell office:value-type="float" office:value="43.4696190671382" calcext:value-type="float">
            <text:p>43.470</text:p>
          </table:table-cell>
          <table:table-cell office:value-type="float" office:value="846.65505" calcext:value-type="float">
            <text:p>846.655</text:p>
          </table:table-cell>
          <table:table-cell office:value-type="float" office:value="146.189180068148" calcext:value-type="float">
            <text:p>146.189</text:p>
          </table:table-cell>
          <table:table-cell office:value-type="float" office:value="193.40885" calcext:value-type="float">
            <text:p>193.409</text:p>
          </table:table-cell>
          <table:table-cell office:value-type="float" office:value="17.9311282830343" calcext:value-type="float">
            <text:p>17.9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880.6779" calcext:value-type="float">
            <text:p>880.678</text:p>
          </table:table-cell>
          <table:table-cell office:value-type="float" office:value="187.924149979915" calcext:value-type="float">
            <text:p>187.924</text:p>
          </table:table-cell>
          <table:table-cell office:value-type="float" office:value="170.26295" calcext:value-type="float">
            <text:p>170.263</text:p>
          </table:table-cell>
          <table:table-cell office:value-type="float" office:value="8.07979852194738" calcext:value-type="float">
            <text:p>8.080</text:p>
          </table:table-cell>
          <table:table-cell office:value-type="float" office:value="1192.45" calcext:value-type="float">
            <text:p>1192.450</text:p>
          </table:table-cell>
          <table:table-cell office:value-type="float" office:value="710.3606" calcext:value-type="float">
            <text:p>710.361</text:p>
          </table:table-cell>
          <table:table-cell office:value-type="float" office:value="21.0009588863787" calcext:value-type="float">
            <text:p>21.001</text:p>
          </table:table-cell>
          <table:table-cell office:value-type="float" office:value="675.028" calcext:value-type="float">
            <text:p>675.028</text:p>
          </table:table-cell>
          <table:table-cell office:value-type="float" office:value="752.519" calcext:value-type="float">
            <text:p>752.519</text:p>
          </table:table-cell>
          <table:table-cell office:value-type="float" office:value="2102.347" calcext:value-type="float">
            <text:p>2102.347</text:p>
          </table:table-cell>
          <table:table-cell office:value-type="float" office:value="76.3646901801859" calcext:value-type="float">
            <text:p>76.365</text:p>
          </table:table-cell>
          <table:table-cell office:value-type="float" office:value="20.6575565" calcext:value-type="float">
            <text:p>20.658</text:p>
          </table:table-cell>
          <table:table-cell office:value-type="float" office:value="21.8090434407398" calcext:value-type="float">
            <text:p>21.809</text:p>
          </table:table-cell>
          <table:table-cell office:value-type="float" office:value="8.076904" calcext:value-type="float">
            <text:p>8.077</text:p>
          </table:table-cell>
          <table:table-cell office:value-type="float" office:value="7.18957373583544" calcext:value-type="float">
            <text:p>7.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2079.6365" calcext:value-type="float">
            <text:p>2079.637</text:p>
          </table:table-cell>
          <table:table-cell office:value-type="float" office:value="190.641702630464" calcext:value-type="float">
            <text:p>190.642</text:p>
          </table:table-cell>
          <table:table-cell office:value-type="float" office:value="165.84985" calcext:value-type="float">
            <text:p>165.850</text:p>
          </table:table-cell>
          <table:table-cell office:value-type="float" office:value="7.14715778087604" calcext:value-type="float">
            <text:p>7.147</text:p>
          </table:table-cell>
          <table:table-cell office:value-type="float" office:value="4508.65" calcext:value-type="float">
            <text:p>4508.650</text:p>
          </table:table-cell>
          <table:table-cell office:value-type="float" office:value="1333.05" calcext:value-type="float">
            <text:p>1333.050</text:p>
          </table:table-cell>
          <table:table-cell office:value-type="float" office:value="118.809420147518" calcext:value-type="float">
            <text:p>118.809</text:p>
          </table:table-cell>
          <table:table-cell office:value-type="float" office:value="1225.48" calcext:value-type="float">
            <text:p>1225.480</text:p>
          </table:table-cell>
          <table:table-cell office:value-type="float" office:value="1768.26" calcext:value-type="float">
            <text:p>1768.260</text:p>
          </table:table-cell>
          <table:table-cell office:value-type="float" office:value="2435.814" calcext:value-type="float">
            <text:p>2435.814</text:p>
          </table:table-cell>
          <table:table-cell office:value-type="float" office:value="49.1970855362709" calcext:value-type="float">
            <text:p>49.197</text:p>
          </table:table-cell>
          <table:table-cell office:value-type="float" office:value="1355.032" calcext:value-type="float">
            <text:p>1355.032</text:p>
          </table:table-cell>
          <table:table-cell office:value-type="float" office:value="348.327533230314" calcext:value-type="float">
            <text:p>348.328</text:p>
          </table:table-cell>
          <table:table-cell office:value-type="float" office:value="208.3041" calcext:value-type="float">
            <text:p>208.304</text:p>
          </table:table-cell>
          <table:table-cell office:value-type="float" office:value="42.033941898999" calcext:value-type="float">
            <text:p>42.0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8129.523" calcext:value-type="float">
            <text:p>8129.523</text:p>
          </table:table-cell>
          <table:table-cell office:value-type="float" office:value="491.59628711608" calcext:value-type="float">
            <text:p>491.596</text:p>
          </table:table-cell>
          <table:table-cell office:value-type="float" office:value="222.9321" calcext:value-type="float">
            <text:p>222.932</text:p>
          </table:table-cell>
          <table:table-cell office:value-type="float" office:value="11.3605210031564" calcext:value-type="float">
            <text:p>11.361</text:p>
          </table:table-cell>
          <table:table-cell office:value-type="float" office:value="3786.22" calcext:value-type="float">
            <text:p>3786.220</text:p>
          </table:table-cell>
          <table:table-cell office:value-type="float" office:value="1460.4445" calcext:value-type="float">
            <text:p>1460.445</text:p>
          </table:table-cell>
          <table:table-cell office:value-type="float" office:value="102.744507881136" calcext:value-type="float">
            <text:p>102.745</text:p>
          </table:table-cell>
          <table:table-cell office:value-type="float" office:value="1301.58" calcext:value-type="float">
            <text:p>1301.580</text:p>
          </table:table-cell>
          <table:table-cell office:value-type="float" office:value="1785.14" calcext:value-type="float">
            <text:p>1785.140</text:p>
          </table:table-cell>
          <table:table-cell office:value-type="float" office:value="2869.5685" calcext:value-type="float">
            <text:p>2869.569</text:p>
          </table:table-cell>
          <table:table-cell office:value-type="float" office:value="142.382742015833" calcext:value-type="float">
            <text:p>142.383</text:p>
          </table:table-cell>
          <table:table-cell office:value-type="float" office:value="1263.5215" calcext:value-type="float">
            <text:p>1263.522</text:p>
          </table:table-cell>
          <table:table-cell office:value-type="float" office:value="222.023313386467" calcext:value-type="float">
            <text:p>222.023</text:p>
          </table:table-cell>
          <table:table-cell office:value-type="float" office:value="248.2462" calcext:value-type="float">
            <text:p>248.246</text:p>
          </table:table-cell>
          <table:table-cell office:value-type="float" office:value="33.0061867926223" calcext:value-type="float">
            <text:p>33.0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9167.883" calcext:value-type="float">
            <text:p>9167.883</text:p>
          </table:table-cell>
          <table:table-cell office:value-type="float" office:value="464.115842187566" calcext:value-type="float">
            <text:p>464.116</text:p>
          </table:table-cell>
          <table:table-cell office:value-type="float" office:value="236.3314" calcext:value-type="float">
            <text:p>236.331</text:p>
          </table:table-cell>
          <table:table-cell office:value-type="float" office:value="4.64351572115693" calcext:value-type="float">
            <text:p>4.644</text:p>
          </table:table-cell>
          <table:table-cell office:value-type="float" office:value="1289.07" calcext:value-type="float">
            <text:p>1289.070</text:p>
          </table:table-cell>
          <table:table-cell office:value-type="float" office:value="801.98205" calcext:value-type="float">
            <text:p>801.982</text:p>
          </table:table-cell>
          <table:table-cell office:value-type="float" office:value="23.5731463533693" calcext:value-type="float">
            <text:p>23.573</text:p>
          </table:table-cell>
          <table:table-cell office:value-type="float" office:value="750.176" calcext:value-type="float">
            <text:p>750.176</text:p>
          </table:table-cell>
          <table:table-cell office:value-type="float" office:value="847.464" calcext:value-type="float">
            <text:p>847.464</text:p>
          </table:table-cell>
          <table:table-cell office:value-type="float" office:value="2396.8685" calcext:value-type="float">
            <text:p>2396.869</text:p>
          </table:table-cell>
          <table:table-cell office:value-type="float" office:value="69.3413242230057" calcext:value-type="float">
            <text:p>69.341</text:p>
          </table:table-cell>
          <table:table-cell office:value-type="float" office:value="5.6760805" calcext:value-type="float">
            <text:p>5.676</text:p>
          </table:table-cell>
          <table:table-cell office:value-type="float" office:value="5.85957485824021" calcext:value-type="float">
            <text:p>5.860</text:p>
          </table:table-cell>
          <table:table-cell office:value-type="float" office:value="3.4022165" calcext:value-type="float">
            <text:p>3.402</text:p>
          </table:table-cell>
          <table:table-cell office:value-type="float" office:value="3.21977378756772" calcext:value-type="float">
            <text:p>3.220</text:p>
          </table:table-cell>
          <table:table-cell table:number-columns-repeated="1004"/>
        </table:table-row>
      </table:table>
      <table:table table:name="Stop criteria comparison" table:style-name="ta1">
        <table:table-column table:style-name="co17" table:number-columns-repeated="9" table:default-cell-style-name="Default"/>
        <table:table-column table:style-name="co17" table:default-cell-style-name="ce3"/>
        <table:table-column table:style-name="co17" table:number-columns-repeated="4" table:default-cell-style-name="Default"/>
        <table:table-column table:style-name="co17" table:default-cell-style-name="ce3"/>
        <table:table-column table:style-name="co17" table:number-columns-repeated="2" table:default-cell-style-name="Default"/>
        <table:table-column table:style-name="co17" table:default-cell-style-name="ce3"/>
        <table:table-column table:style-name="co17" table:number-columns-repeated="1006" table:default-cell-style-name="Default"/>
        <table:table-row table:style-name="ro1">
          <table:table-cell table:style-name="ce4" office:value-type="string" calcext:value-type="string" table:number-columns-spanned="1" table:number-rows-spanned="3">
            <text:p>Instance</text:p>
          </table:table-cell>
          <table:table-cell table:style-name="ce5" office:value-type="string" calcext:value-type="string" table:number-columns-spanned="17" table:number-rows-spanned="1">
            <text:p>Random + Guided</text:p>
          </table:table-cell>
          <table:covered-table-cell/>
          <table:covered-table-cell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2"/>
          <table:covered-table-cell table:style-name="ce4"/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1006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Iterations (mean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time (sec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 SD (sec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Mean cost</text:p>
          </table:table-cell>
          <table:covered-table-cell table:style-name="ce1"/>
          <table:covered-table-cell table:style-name="ce8"/>
          <table:table-cell table:style-name="ce1" office:value-type="string" calcext:value-type="string" table:number-columns-spanned="2" table:number-rows-spanned="1">
            <text:p>Cost (SD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Cost (min)</text:p>
          </table:table-cell>
          <table:covered-table-cell table:style-name="ce1"/>
          <table:covered-table-cell table:style-name="ce8"/>
          <table:table-cell table:style-name="ce1" office:value-type="string" calcext:value-type="string" table:number-columns-spanned="3" table:number-rows-spanned="1">
            <text:p>Cost (max)</text:p>
          </table:table-cell>
          <table:covered-table-cell table:style-name="ce1"/>
          <table:covered-table-cell table:style-name="ce8"/>
          <table:table-cell table:style-name="ce1" table:number-columns-repeated="1006"/>
        </table:table-row>
        <table:table-row table:style-name="ro1">
          <table:covered-table-cell table:style-name="ce1"/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2</text:p>
          </table:table-cell>
          <table:table-cell table:style-name="ce6" office:value-type="float" office:value="25.75" calcext:value-type="float">
            <text:p>25.75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12.87995" calcext:value-type="float">
            <text:p>12.88</text:p>
          </table:table-cell>
          <table:table-cell table:style-name="ce3" office:value-type="float" office:value="20.60575" calcext:value-type="float">
            <text:p>20.606</text:p>
          </table:table-cell>
          <table:table-cell table:style-name="ce6" office:value-type="float" office:value="6.2819192631669" calcext:value-type="float">
            <text:p>6.28</text:p>
          </table:table-cell>
          <table:table-cell table:style-name="ce3" office:value-type="float" office:value="8.73349722484159" calcext:value-type="float">
            <text:p>8.733</text:p>
          </table:table-cell>
          <table:table-cell table:style-name="ce6" office:value-type="float" office:value="483.02965" calcext:value-type="float">
            <text:p>483.03</text:p>
          </table:table-cell>
          <table:table-cell table:style-name="ce3" office:value-type="float" office:value="476.1733" calcext:value-type="float">
            <text:p>476.173</text:p>
          </table:table-cell>
          <table:table-cell table:formula="of:=([.I4]-[.H4])/[.H4]*100" office:value-type="float" office:value="-1.41944702566396" calcext:value-type="float">
            <text:p>-1.419</text:p>
          </table:table-cell>
          <table:table-cell table:style-name="ce6" office:value-type="float" office:value="17.710280957904" calcext:value-type="float">
            <text:p>17.71</text:p>
          </table:table-cell>
          <table:table-cell table:style-name="ce3" office:value-type="float" office:value="0.382587327492552" calcext:value-type="float">
            <text:p>0.383</text:p>
          </table:table-cell>
          <table:table-cell table:style-name="ce6" office:value-type="float" office:value="476.049" calcext:value-type="float">
            <text:p>476.05</text:p>
          </table:table-cell>
          <table:table-cell table:style-name="ce3" office:value-type="float" office:value="476.049" calcext:value-type="float">
            <text:p>476.049</text:p>
          </table:table-cell>
          <table:table-cell table:formula="of:=([.N4]-[.M4])/[.M4]*100" office:value-type="float" office:value="0" calcext:value-type="float">
            <text:p>0.000</text:p>
          </table:table-cell>
          <table:table-cell table:style-name="ce6" office:value-type="float" office:value="533.075" calcext:value-type="float">
            <text:p>533.08</text:p>
          </table:table-cell>
          <table:table-cell table:style-name="ce3" office:value-type="float" office:value="477.292" calcext:value-type="float">
            <text:p>477.292</text:p>
          </table:table-cell>
          <table:table-cell table:formula="of:=([.Q4]-[.P4])/[.P4]*100" office:value-type="float" office:value="-10.4643811846363" calcext:value-type="float">
            <text:p>-10.4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6</text:p>
          </table:table-cell>
          <table:table-cell table:style-name="ce6" office:value-type="float" office:value="36.2" calcext:value-type="float">
            <text:p>36.20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261.42695" calcext:value-type="float">
            <text:p>261.43</text:p>
          </table:table-cell>
          <table:table-cell table:style-name="ce3" office:value-type="float" office:value="431.7079" calcext:value-type="float">
            <text:p>431.708</text:p>
          </table:table-cell>
          <table:table-cell table:style-name="ce6" office:value-type="float" office:value="129.018895609774" calcext:value-type="float">
            <text:p>129.02</text:p>
          </table:table-cell>
          <table:table-cell table:style-name="ce3" office:value-type="float" office:value="195.85721400387" calcext:value-type="float">
            <text:p>195.857</text:p>
          </table:table-cell>
          <table:table-cell table:style-name="ce6" office:value-type="float" office:value="516.9942" calcext:value-type="float">
            <text:p>516.99</text:p>
          </table:table-cell>
          <table:table-cell table:style-name="ce3" office:value-type="float" office:value="505.60555" calcext:value-type="float">
            <text:p>505.606</text:p>
          </table:table-cell>
          <table:table-cell table:formula="of:=([.I5]-[.H5])/[.H5]*100" office:value-type="float" office:value="-2.20285836862386" calcext:value-type="float">
            <text:p>-2.203</text:p>
          </table:table-cell>
          <table:table-cell table:style-name="ce6" office:value-type="float" office:value="84.5935303639207" calcext:value-type="float">
            <text:p>84.59</text:p>
          </table:table-cell>
          <table:table-cell table:style-name="ce3" office:value-type="float" office:value="59.836306567409" calcext:value-type="float">
            <text:p>59.836</text:p>
          </table:table-cell>
          <table:table-cell table:style-name="ce6" office:value-type="float" office:value="441.698" calcext:value-type="float">
            <text:p>441.70</text:p>
          </table:table-cell>
          <table:table-cell table:style-name="ce3" office:value-type="float" office:value="440.928" calcext:value-type="float">
            <text:p>440.928</text:p>
          </table:table-cell>
          <table:table-cell table:formula="of:=([.N5]-[.M5])/[.M5]*100" office:value-type="float" office:value="-0.174327255273961" calcext:value-type="float">
            <text:p>-0.174</text:p>
          </table:table-cell>
          <table:table-cell table:style-name="ce6" office:value-type="float" office:value="790.424" calcext:value-type="float">
            <text:p>790.42</text:p>
          </table:table-cell>
          <table:table-cell table:style-name="ce3" office:value-type="float" office:value="653.908" calcext:value-type="float">
            <text:p>653.908</text:p>
          </table:table-cell>
          <table:table-cell table:formula="of:=([.Q5]-[.P5])/[.P5]*100" office:value-type="float" office:value="-17.271236703339" calcext:value-type="float">
            <text:p>-17.2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</text:p>
          </table:table-cell>
          <table:table-cell table:style-name="ce6" office:value-type="float" office:value="126.3" calcext:value-type="float">
            <text:p>126.30</text:p>
          </table:table-cell>
          <table:table-cell office:value-type="float" office:value="228" calcext:value-type="float">
            <text:p>228</text:p>
          </table:table-cell>
          <table:table-cell table:style-name="ce6" office:value-type="float" office:value="214.5397" calcext:value-type="float">
            <text:p>214.54</text:p>
          </table:table-cell>
          <table:table-cell table:style-name="ce3" office:value-type="float" office:value="327.64795" calcext:value-type="float">
            <text:p>327.648</text:p>
          </table:table-cell>
          <table:table-cell table:style-name="ce6" office:value-type="float" office:value="84.3126126477185" calcext:value-type="float">
            <text:p>84.31</text:p>
          </table:table-cell>
          <table:table-cell table:style-name="ce3" office:value-type="float" office:value="66.9134064385299" calcext:value-type="float">
            <text:p>66.913</text:p>
          </table:table-cell>
          <table:table-cell table:style-name="ce6" office:value-type="float" office:value="527.13435" calcext:value-type="float">
            <text:p>527.13</text:p>
          </table:table-cell>
          <table:table-cell table:style-name="ce3" office:value-type="float" office:value="515.3242" calcext:value-type="float">
            <text:p>515.324</text:p>
          </table:table-cell>
          <table:table-cell table:formula="of:=([.I6]-[.H6])/[.H6]*100" office:value-type="float" office:value="-2.24044401583771" calcext:value-type="float">
            <text:p>-2.240</text:p>
          </table:table-cell>
          <table:table-cell table:style-name="ce6" office:value-type="float" office:value="25.7175580187933" calcext:value-type="float">
            <text:p>25.72</text:p>
          </table:table-cell>
          <table:table-cell table:style-name="ce3" office:value-type="float" office:value="6.58921020424978" calcext:value-type="float">
            <text:p>6.589</text:p>
          </table:table-cell>
          <table:table-cell table:style-name="ce6" office:value-type="float" office:value="507.38" calcext:value-type="float">
            <text:p>507.38</text:p>
          </table:table-cell>
          <table:table-cell table:style-name="ce3" office:value-type="float" office:value="500.47" calcext:value-type="float">
            <text:p>500.470</text:p>
          </table:table-cell>
          <table:table-cell table:formula="of:=([.N6]-[.M6])/[.M6]*100" office:value-type="float" office:value="-1.36189837991249" calcext:value-type="float">
            <text:p>-1.362</text:p>
          </table:table-cell>
          <table:table-cell table:style-name="ce6" office:value-type="float" office:value="629.425" calcext:value-type="float">
            <text:p>629.43</text:p>
          </table:table-cell>
          <table:table-cell table:style-name="ce3" office:value-type="float" office:value="528.495" calcext:value-type="float">
            <text:p>528.495</text:p>
          </table:table-cell>
          <table:table-cell table:formula="of:=([.Q6]-[.P6])/[.P6]*100" office:value-type="float" office:value="-16.0352702863725" calcext:value-type="float">
            <text:p>-16.0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6</text:p>
          </table:table-cell>
          <table:table-cell table:style-name="ce6" office:value-type="float" office:value="136.35" calcext:value-type="float">
            <text:p>136.35</text:p>
          </table:table-cell>
          <table:table-cell office:value-type="float" office:value="244" calcext:value-type="float">
            <text:p>244</text:p>
          </table:table-cell>
          <table:table-cell table:style-name="ce6" office:value-type="float" office:value="1174.60865" calcext:value-type="float">
            <text:p>1174.61</text:p>
          </table:table-cell>
          <table:table-cell table:style-name="ce3" office:value-type="float" office:value="1954.4985" calcext:value-type="float">
            <text:p>1954.499</text:p>
          </table:table-cell>
          <table:table-cell table:style-name="ce6" office:value-type="float" office:value="367.842530714646" calcext:value-type="float">
            <text:p>367.84</text:p>
          </table:table-cell>
          <table:table-cell table:style-name="ce3" office:value-type="float" office:value="235.011816148062" calcext:value-type="float">
            <text:p>235.012</text:p>
          </table:table-cell>
          <table:table-cell table:style-name="ce6" office:value-type="float" office:value="900.7354" calcext:value-type="float">
            <text:p>900.74</text:p>
          </table:table-cell>
          <table:table-cell table:style-name="ce3" office:value-type="float" office:value="882.8956" calcext:value-type="float">
            <text:p>882.896</text:p>
          </table:table-cell>
          <table:table-cell table:formula="of:=([.I7]-[.H7])/[.H7]*100" office:value-type="float" office:value="-1.98058164473164" calcext:value-type="float">
            <text:p>-1.981</text:p>
          </table:table-cell>
          <table:table-cell table:style-name="ce6" office:value-type="float" office:value="82.2257474232084" calcext:value-type="float">
            <text:p>82.23</text:p>
          </table:table-cell>
          <table:table-cell table:style-name="ce3" office:value-type="float" office:value="50.3223894748964" calcext:value-type="float">
            <text:p>50.322</text:p>
          </table:table-cell>
          <table:table-cell table:style-name="ce6" office:value-type="float" office:value="822.853" calcext:value-type="float">
            <text:p>822.85</text:p>
          </table:table-cell>
          <table:table-cell table:style-name="ce3" office:value-type="float" office:value="819.212" calcext:value-type="float">
            <text:p>819.212</text:p>
          </table:table-cell>
          <table:table-cell table:formula="of:=([.N7]-[.M7])/[.M7]*100" office:value-type="float" office:value="-0.442484866677276" calcext:value-type="float">
            <text:p>-0.442</text:p>
          </table:table-cell>
          <table:table-cell table:style-name="ce6" office:value-type="float" office:value="1079.58" calcext:value-type="float">
            <text:p>1079.58</text:p>
          </table:table-cell>
          <table:table-cell table:style-name="ce3" office:value-type="float" office:value="990.666" calcext:value-type="float">
            <text:p>990.666</text:p>
          </table:table-cell>
          <table:table-cell table:formula="of:=([.Q7]-[.P7])/[.P7]*100" office:value-type="float" office:value="-8.23598065914521" calcext:value-type="float">
            <text:p>-8.2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9</text:p>
          </table:table-cell>
          <table:table-cell table:style-name="ce6" office:value-type="float" office:value="258.4" calcext:value-type="float">
            <text:p>258.40</text:p>
          </table:table-cell>
          <table:table-cell office:value-type="float" office:value="472" calcext:value-type="float">
            <text:p>472</text:p>
          </table:table-cell>
          <table:table-cell table:style-name="ce6" office:value-type="float" office:value="785.44555" calcext:value-type="float">
            <text:p>785.45</text:p>
          </table:table-cell>
          <table:table-cell table:style-name="ce3" office:value-type="float" office:value="1512.05" calcext:value-type="float">
            <text:p>1512.050</text:p>
          </table:table-cell>
          <table:table-cell table:style-name="ce6" office:value-type="float" office:value="258.010818859552" calcext:value-type="float">
            <text:p>258.01</text:p>
          </table:table-cell>
          <table:table-cell table:style-name="ce3" office:value-type="float" office:value="221.944815592573" calcext:value-type="float">
            <text:p>221.945</text:p>
          </table:table-cell>
          <table:table-cell table:style-name="ce6" office:value-type="float" office:value="726.7829" calcext:value-type="float">
            <text:p>726.78</text:p>
          </table:table-cell>
          <table:table-cell table:style-name="ce3" office:value-type="float" office:value="703.74935" calcext:value-type="float">
            <text:p>703.749</text:p>
          </table:table-cell>
          <table:table-cell table:formula="of:=([.I8]-[.H8])/[.H8]*100" office:value-type="float" office:value="-3.16924765290983" calcext:value-type="float">
            <text:p>-3.169</text:p>
          </table:table-cell>
          <table:table-cell table:style-name="ce6" office:value-type="float" office:value="28.4324369392647" calcext:value-type="float">
            <text:p>28.43</text:p>
          </table:table-cell>
          <table:table-cell table:style-name="ce3" office:value-type="float" office:value="19.8300837094472" calcext:value-type="float">
            <text:p>19.830</text:p>
          </table:table-cell>
          <table:table-cell table:style-name="ce6" office:value-type="float" office:value="671.231" calcext:value-type="float">
            <text:p>671.23</text:p>
          </table:table-cell>
          <table:table-cell table:style-name="ce3" office:value-type="float" office:value="654.443" calcext:value-type="float">
            <text:p>654.443</text:p>
          </table:table-cell>
          <table:table-cell table:formula="of:=([.N8]-[.M8])/[.M8]*100" office:value-type="float" office:value="-2.50107638056049" calcext:value-type="float">
            <text:p>-2.501</text:p>
          </table:table-cell>
          <table:table-cell table:style-name="ce6" office:value-type="float" office:value="805.77" calcext:value-type="float">
            <text:p>805.77</text:p>
          </table:table-cell>
          <table:table-cell table:style-name="ce3" office:value-type="float" office:value="735.065" calcext:value-type="float">
            <text:p>735.065</text:p>
          </table:table-cell>
          <table:table-cell table:formula="of:=([.Q8]-[.P8])/[.P8]*100" office:value-type="float" office:value="-8.77483649180286" calcext:value-type="float">
            <text:p>-8.7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10</text:p>
          </table:table-cell>
          <table:table-cell table:style-name="ce6" office:value-type="float" office:value="223.65" calcext:value-type="float">
            <text:p>223.65</text:p>
          </table:table-cell>
          <table:table-cell office:value-type="float" office:value="387" calcext:value-type="float">
            <text:p>387</text:p>
          </table:table-cell>
          <table:table-cell table:style-name="ce6" office:value-type="float" office:value="2058.8124" calcext:value-type="float">
            <text:p>2058.81</text:p>
          </table:table-cell>
          <table:table-cell table:style-name="ce3" office:value-type="float" office:value="3561.6235" calcext:value-type="float">
            <text:p>3561.624</text:p>
          </table:table-cell>
          <table:table-cell table:style-name="ce6" office:value-type="float" office:value="650.702145463644" calcext:value-type="float">
            <text:p>650.70</text:p>
          </table:table-cell>
          <table:table-cell table:style-name="ce3" office:value-type="float" office:value="292.078927657991" calcext:value-type="float">
            <text:p>292.079</text:p>
          </table:table-cell>
          <table:table-cell table:style-name="ce6" office:value-type="float" office:value="1329.015" calcext:value-type="float">
            <text:p>1329.02</text:p>
          </table:table-cell>
          <table:table-cell table:style-name="ce3" office:value-type="float" office:value="1295.2765" calcext:value-type="float">
            <text:p>1295.277</text:p>
          </table:table-cell>
          <table:table-cell table:formula="of:=([.I9]-[.H9])/[.H9]*100" office:value-type="float" office:value="-2.53860942126313" calcext:value-type="float">
            <text:p>-2.539</text:p>
          </table:table-cell>
          <table:table-cell table:style-name="ce6" office:value-type="float" office:value="88.1514263848533" calcext:value-type="float">
            <text:p>88.15</text:p>
          </table:table-cell>
          <table:table-cell table:style-name="ce3" office:value-type="float" office:value="72.7481609299109" calcext:value-type="float">
            <text:p>72.748</text:p>
          </table:table-cell>
          <table:table-cell table:style-name="ce6" office:value-type="float" office:value="1239.79" calcext:value-type="float">
            <text:p>1239.79</text:p>
          </table:table-cell>
          <table:table-cell table:style-name="ce3" office:value-type="float" office:value="1219.52" calcext:value-type="float">
            <text:p>1219.520</text:p>
          </table:table-cell>
          <table:table-cell table:formula="of:=([.N9]-[.M9])/[.M9]*100" office:value-type="float" office:value="-1.63495430677776" calcext:value-type="float">
            <text:p>-1.635</text:p>
          </table:table-cell>
          <table:table-cell table:style-name="ce6" office:value-type="float" office:value="1609.29" calcext:value-type="float">
            <text:p>1609.29</text:p>
          </table:table-cell>
          <table:table-cell table:style-name="ce3" office:value-type="float" office:value="1455.32" calcext:value-type="float">
            <text:p>1455.320</text:p>
          </table:table-cell>
          <table:table-cell table:formula="of:=([.Q9]-[.P9])/[.P9]*100" office:value-type="float" office:value="-9.56757327765661" calcext:value-type="float">
            <text:p>-9.5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1</text:p>
          </table:table-cell>
          <table:table-cell table:style-name="ce6" office:value-type="float" office:value="381.2" calcext:value-type="float">
            <text:p>381.20</text:p>
          </table:table-cell>
          <table:table-cell office:value-type="float" office:value="720" calcext:value-type="float">
            <text:p>720</text:p>
          </table:table-cell>
          <table:table-cell table:style-name="ce6" office:value-type="float" office:value="4989.208" calcext:value-type="float">
            <text:p>4989.21</text:p>
          </table:table-cell>
          <table:table-cell table:style-name="ce3" office:value-type="float" office:value="9039.8405" calcext:value-type="float">
            <text:p>9039.841</text:p>
          </table:table-cell>
          <table:table-cell table:style-name="ce6" office:value-type="float" office:value="1887.21766801819" calcext:value-type="float">
            <text:p>1887.22</text:p>
          </table:table-cell>
          <table:table-cell table:style-name="ce3" office:value-type="float" office:value="676.25955032443" calcext:value-type="float">
            <text:p>676.260</text:p>
          </table:table-cell>
          <table:table-cell table:style-name="ce6" office:value-type="float" office:value="1466.102" calcext:value-type="float">
            <text:p>1466.10</text:p>
          </table:table-cell>
          <table:table-cell table:style-name="ce3" office:value-type="float" office:value="1383.3745" calcext:value-type="float">
            <text:p>1383.375</text:p>
          </table:table-cell>
          <table:table-cell table:formula="of:=([.I10]-[.H10])/[.H10]*100" office:value-type="float" office:value="-5.64268379689818" calcext:value-type="float">
            <text:p>-5.643</text:p>
          </table:table-cell>
          <table:table-cell table:style-name="ce6" office:value-type="float" office:value="121.408931415149" calcext:value-type="float">
            <text:p>121.41</text:p>
          </table:table-cell>
          <table:table-cell table:style-name="ce3" office:value-type="float" office:value="56.69436196558" calcext:value-type="float">
            <text:p>56.694</text:p>
          </table:table-cell>
          <table:table-cell table:style-name="ce6" office:value-type="float" office:value="1337.87" calcext:value-type="float">
            <text:p>1337.87</text:p>
          </table:table-cell>
          <table:table-cell table:style-name="ce3" office:value-type="float" office:value="1298.41" calcext:value-type="float">
            <text:p>1298.410</text:p>
          </table:table-cell>
          <table:table-cell table:formula="of:=([.N10]-[.M10])/[.M10]*100" office:value-type="float" office:value="-2.94946444721833" calcext:value-type="float">
            <text:p>-2.949</text:p>
          </table:table-cell>
          <table:table-cell table:style-name="ce6" office:value-type="float" office:value="1800.17" calcext:value-type="float">
            <text:p>1800.17</text:p>
          </table:table-cell>
          <table:table-cell table:style-name="ce3" office:value-type="float" office:value="1552.12" calcext:value-type="float">
            <text:p>1552.120</text:p>
          </table:table-cell>
          <table:table-cell table:formula="of:=([.Q10]-[.P10])/[.P10]*100" office:value-type="float" office:value="-13.7792541815495" calcext:value-type="float">
            <text:p>-13.77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7</text:p>
          </table:table-cell>
          <table:table-cell table:style-name="ce6" office:value-type="float" office:value="432.35" calcext:value-type="float">
            <text:p>432.35</text:p>
          </table:table-cell>
          <table:table-cell office:value-type="float" office:value="913" calcext:value-type="float">
            <text:p>913</text:p>
          </table:table-cell>
          <table:table-cell table:style-name="ce6" office:value-type="float" office:value="4233.7325" calcext:value-type="float">
            <text:p>4233.73</text:p>
          </table:table-cell>
          <table:table-cell table:style-name="ce3" office:value-type="float" office:value="9009.5985" calcext:value-type="float">
            <text:p>9009.599</text:p>
          </table:table-cell>
          <table:table-cell table:style-name="ce6" office:value-type="float" office:value="1336.09157623773" calcext:value-type="float">
            <text:p>1336.09</text:p>
          </table:table-cell>
          <table:table-cell table:style-name="ce3" office:value-type="float" office:value="717.361660900003" calcext:value-type="float">
            <text:p>717.362</text:p>
          </table:table-cell>
          <table:table-cell table:style-name="ce6" office:value-type="float" office:value="813.41715" calcext:value-type="float">
            <text:p>813.42</text:p>
          </table:table-cell>
          <table:table-cell table:style-name="ce3" office:value-type="float" office:value="762.0237" calcext:value-type="float">
            <text:p>762.024</text:p>
          </table:table-cell>
          <table:table-cell table:formula="of:=([.I11]-[.H11])/[.H11]*100" office:value-type="float" office:value="-6.31821569043633" calcext:value-type="float">
            <text:p>-6.318</text:p>
          </table:table-cell>
          <table:table-cell table:style-name="ce6" office:value-type="float" office:value="42.6323924983599" calcext:value-type="float">
            <text:p>42.63</text:p>
          </table:table-cell>
          <table:table-cell table:style-name="ce3" office:value-type="float" office:value="23.5291307198455" calcext:value-type="float">
            <text:p>23.529</text:p>
          </table:table-cell>
          <table:table-cell table:style-name="ce6" office:value-type="float" office:value="744.147" calcext:value-type="float">
            <text:p>744.15</text:p>
          </table:table-cell>
          <table:table-cell table:style-name="ce3" office:value-type="float" office:value="726.914" calcext:value-type="float">
            <text:p>726.914</text:p>
          </table:table-cell>
          <table:table-cell table:formula="of:=([.N11]-[.M11])/[.M11]*100" office:value-type="float" office:value="-2.3158058824399" calcext:value-type="float">
            <text:p>-2.316</text:p>
          </table:table-cell>
          <table:table-cell table:style-name="ce6" office:value-type="float" office:value="914.923" calcext:value-type="float">
            <text:p>914.92</text:p>
          </table:table-cell>
          <table:table-cell table:style-name="ce3" office:value-type="float" office:value="811.148" calcext:value-type="float">
            <text:p>811.148</text:p>
          </table:table-cell>
          <table:table-cell table:formula="of:=([.Q11]-[.P11])/[.P11]*100" office:value-type="float" office:value="-11.3424845588099" calcext:value-type="float">
            <text:p>-11.342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3">
            <text:p>Instance</text:p>
          </table:table-cell>
          <table:table-cell table:style-name="ce5" office:value-type="string" calcext:value-type="string" table:number-columns-spanned="17" table:number-rows-spanned="1">
            <text:p>Guided only</text:p>
          </table:table-cell>
          <table:covered-table-cell/>
          <table:covered-table-cell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2"/>
          <table:covered-table-cell table:style-name="ce4"/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1006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Iterations (mean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time (sec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 SD (sec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Mean cost</text:p>
          </table:table-cell>
          <table:covered-table-cell table:style-name="ce1"/>
          <table:covered-table-cell table:style-name="ce8"/>
          <table:table-cell table:style-name="ce1" office:value-type="string" calcext:value-type="string" table:number-columns-spanned="2" table:number-rows-spanned="1">
            <text:p>Cost (SD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Cost (min)</text:p>
          </table:table-cell>
          <table:covered-table-cell table:style-name="ce1"/>
          <table:covered-table-cell table:style-name="ce8"/>
          <table:table-cell table:style-name="ce1" office:value-type="string" calcext:value-type="string" table:number-columns-spanned="3" table:number-rows-spanned="1">
            <text:p>Cost (max)</text:p>
          </table:table-cell>
          <table:covered-table-cell table:style-name="ce1"/>
          <table:covered-table-cell table:style-name="ce8"/>
          <table:table-cell table:style-name="ce1" table:number-columns-repeated="1006"/>
        </table:table-row>
        <table:table-row table:style-name="ro1">
          <table:covered-table-cell table:style-name="ce1"/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2</text:p>
          </table:table-cell>
          <table:table-cell table:style-name="ce7" office:value-type="float" office:value="23.2" calcext:value-type="float">
            <text:p>23.20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13.2867" calcext:value-type="float">
            <text:p>13.29</text:p>
          </table:table-cell>
          <table:table-cell table:style-name="ce3" office:value-type="float" office:value="23.6905" calcext:value-type="float">
            <text:p>23.691</text:p>
          </table:table-cell>
          <table:table-cell table:style-name="ce7" office:value-type="float" office:value="8.85592442260814" calcext:value-type="float">
            <text:p>8.86</text:p>
          </table:table-cell>
          <table:table-cell table:style-name="ce3" office:value-type="float" office:value="10.8995767880177" calcext:value-type="float">
            <text:p>10.900</text:p>
          </table:table-cell>
          <table:table-cell table:style-name="ce7" office:value-type="float" office:value="485.28795" calcext:value-type="float">
            <text:p>485.29</text:p>
          </table:table-cell>
          <table:table-cell table:style-name="ce3" office:value-type="float" office:value="477.15165" calcext:value-type="float">
            <text:p>477.152</text:p>
          </table:table-cell>
          <table:table-cell table:formula="of:=([.I18]-[.H18])/[.H18]*100" office:value-type="float" office:value="-1.67659221705381" calcext:value-type="float">
            <text:p>-1.677</text:p>
          </table:table-cell>
          <table:table-cell table:style-name="ce7" office:value-type="float" office:value="17.3827656707956" calcext:value-type="float">
            <text:p>17.38</text:p>
          </table:table-cell>
          <table:table-cell table:style-name="ce3" office:value-type="float" office:value="3.20163516240653" calcext:value-type="float">
            <text:p>3.202</text:p>
          </table:table-cell>
          <table:table-cell table:style-name="ce7" office:value-type="float" office:value="476.049" calcext:value-type="float">
            <text:p>476.05</text:p>
          </table:table-cell>
          <table:table-cell table:style-name="ce3" office:value-type="float" office:value="476.049" calcext:value-type="float">
            <text:p>476.049</text:p>
          </table:table-cell>
          <table:table-cell table:formula="of:=([.N18]-[.M18])/[.M18]*100" office:value-type="float" office:value="0" calcext:value-type="float">
            <text:p>0.000</text:p>
          </table:table-cell>
          <table:table-cell table:style-name="ce7" office:value-type="float" office:value="533.075" calcext:value-type="float">
            <text:p>533.08</text:p>
          </table:table-cell>
          <table:table-cell table:style-name="ce3" office:value-type="float" office:value="487.162" calcext:value-type="float">
            <text:p>487.162</text:p>
          </table:table-cell>
          <table:table-cell table:formula="of:=([.Q18]-[.P18])/[.P18]*100" office:value-type="float" office:value="-8.61285935374949" calcext:value-type="float">
            <text:p>-8.6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6</text:p>
          </table:table-cell>
          <table:table-cell table:style-name="ce7" office:value-type="float" office:value="38.2" calcext:value-type="float">
            <text:p>38.20</text:p>
          </table:table-cell>
          <table:table-cell office:value-type="float" office:value="59" calcext:value-type="float">
            <text:p>59</text:p>
          </table:table-cell>
          <table:table-cell table:style-name="ce7" office:value-type="float" office:value="296.2451" calcext:value-type="float">
            <text:p>296.25</text:p>
          </table:table-cell>
          <table:table-cell table:style-name="ce3" office:value-type="float" office:value="423.7187" calcext:value-type="float">
            <text:p>423.719</text:p>
          </table:table-cell>
          <table:table-cell table:style-name="ce7" office:value-type="float" office:value="179.820690341913" calcext:value-type="float">
            <text:p>179.82</text:p>
          </table:table-cell>
          <table:table-cell table:style-name="ce3" office:value-type="float" office:value="245.019319910449" calcext:value-type="float">
            <text:p>245.019</text:p>
          </table:table-cell>
          <table:table-cell table:style-name="ce7" office:value-type="float" office:value="510.8921" calcext:value-type="float">
            <text:p>510.89</text:p>
          </table:table-cell>
          <table:table-cell table:style-name="ce3" office:value-type="float" office:value="511.641" calcext:value-type="float">
            <text:p>511.641</text:p>
          </table:table-cell>
          <table:table-cell table:style-name="ce9" table:formula="of:=([.I19]-[.H19])/[.H19]*100" office:value-type="float" office:value="0.146586725455334" calcext:value-type="float">
            <text:p>0.147</text:p>
          </table:table-cell>
          <table:table-cell table:style-name="ce7" office:value-type="float" office:value="76.9910482451318" calcext:value-type="float">
            <text:p>76.99</text:p>
          </table:table-cell>
          <table:table-cell table:style-name="ce3" office:value-type="float" office:value="73.4780021674944" calcext:value-type="float">
            <text:p>73.478</text:p>
          </table:table-cell>
          <table:table-cell table:style-name="ce7" office:value-type="float" office:value="441.698" calcext:value-type="float">
            <text:p>441.70</text:p>
          </table:table-cell>
          <table:table-cell table:style-name="ce3" office:value-type="float" office:value="441.698" calcext:value-type="float">
            <text:p>441.698</text:p>
          </table:table-cell>
          <table:table-cell table:formula="of:=([.N19]-[.M19])/[.M19]*100" office:value-type="float" office:value="0" calcext:value-type="float">
            <text:p>0.000</text:p>
          </table:table-cell>
          <table:table-cell table:style-name="ce7" office:value-type="float" office:value="790.424" calcext:value-type="float">
            <text:p>790.42</text:p>
          </table:table-cell>
          <table:table-cell table:style-name="ce3" office:value-type="float" office:value="776.072" calcext:value-type="float">
            <text:p>776.072</text:p>
          </table:table-cell>
          <table:table-cell table:formula="of:=([.Q19]-[.P19])/[.P19]*100" office:value-type="float" office:value="-1.8157343400504" calcext:value-type="float">
            <text:p>-1.8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</text:p>
          </table:table-cell>
          <table:table-cell table:style-name="ce7" office:value-type="float" office:value="112.25" calcext:value-type="float">
            <text:p>112.25</text:p>
          </table:table-cell>
          <table:table-cell office:value-type="float" office:value="228" calcext:value-type="float">
            <text:p>228</text:p>
          </table:table-cell>
          <table:table-cell table:style-name="ce7" office:value-type="float" office:value="222.68845" calcext:value-type="float">
            <text:p>222.69</text:p>
          </table:table-cell>
          <table:table-cell table:style-name="ce3" office:value-type="float" office:value="401.5558" calcext:value-type="float">
            <text:p>401.556</text:p>
          </table:table-cell>
          <table:table-cell table:style-name="ce7" office:value-type="float" office:value="94.4114729504925" calcext:value-type="float">
            <text:p>94.41</text:p>
          </table:table-cell>
          <table:table-cell table:style-name="ce3" office:value-type="float" office:value="111.473719587127" calcext:value-type="float">
            <text:p>111.474</text:p>
          </table:table-cell>
          <table:table-cell table:style-name="ce7" office:value-type="float" office:value="542.37595" calcext:value-type="float">
            <text:p>542.38</text:p>
          </table:table-cell>
          <table:table-cell table:style-name="ce3" office:value-type="float" office:value="521.11245" calcext:value-type="float">
            <text:p>521.112</text:p>
          </table:table-cell>
          <table:table-cell table:formula="of:=([.I20]-[.H20])/[.H20]*100" office:value-type="float" office:value="-3.92043563141028" calcext:value-type="float">
            <text:p>-3.920</text:p>
          </table:table-cell>
          <table:table-cell table:style-name="ce7" office:value-type="float" office:value="21.8416510255906" calcext:value-type="float">
            <text:p>21.84</text:p>
          </table:table-cell>
          <table:table-cell table:style-name="ce3" office:value-type="float" office:value="11.065091877636" calcext:value-type="float">
            <text:p>11.065</text:p>
          </table:table-cell>
          <table:table-cell table:style-name="ce7" office:value-type="float" office:value="509.771" calcext:value-type="float">
            <text:p>509.77</text:p>
          </table:table-cell>
          <table:table-cell table:style-name="ce3" office:value-type="float" office:value="500.47" calcext:value-type="float">
            <text:p>500.470</text:p>
          </table:table-cell>
          <table:table-cell table:formula="of:=([.N20]-[.M20])/[.M20]*100" office:value-type="float" office:value="-1.82454474656267" calcext:value-type="float">
            <text:p>-1.825</text:p>
          </table:table-cell>
          <table:table-cell table:style-name="ce7" office:value-type="float" office:value="586.8" calcext:value-type="float">
            <text:p>586.80</text:p>
          </table:table-cell>
          <table:table-cell table:style-name="ce3" office:value-type="float" office:value="545.867" calcext:value-type="float">
            <text:p>545.867</text:p>
          </table:table-cell>
          <table:table-cell table:formula="of:=([.Q20]-[.P20])/[.P20]*100" office:value-type="float" office:value="-6.97563053851397" calcext:value-type="float">
            <text:p>-6.9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6</text:p>
          </table:table-cell>
          <table:table-cell table:style-name="ce7" office:value-type="float" office:value="127.1" calcext:value-type="float">
            <text:p>127.10</text:p>
          </table:table-cell>
          <table:table-cell office:value-type="float" office:value="244" calcext:value-type="float">
            <text:p>244</text:p>
          </table:table-cell>
          <table:table-cell table:style-name="ce7" office:value-type="float" office:value="1488.8936" calcext:value-type="float">
            <text:p>1488.89</text:p>
          </table:table-cell>
          <table:table-cell table:style-name="ce3" office:value-type="float" office:value="2645.8515" calcext:value-type="float">
            <text:p>2645.852</text:p>
          </table:table-cell>
          <table:table-cell table:style-name="ce7" office:value-type="float" office:value="414.391721706762" calcext:value-type="float">
            <text:p>414.39</text:p>
          </table:table-cell>
          <table:table-cell table:style-name="ce3" office:value-type="float" office:value="293.193165072107" calcext:value-type="float">
            <text:p>293.193</text:p>
          </table:table-cell>
          <table:table-cell table:style-name="ce7" office:value-type="float" office:value="906.9856" calcext:value-type="float">
            <text:p>906.99</text:p>
          </table:table-cell>
          <table:table-cell table:style-name="ce3" office:value-type="float" office:value="871.08055" calcext:value-type="float">
            <text:p>871.081</text:p>
          </table:table-cell>
          <table:table-cell table:formula="of:=([.I21]-[.H21])/[.H21]*100" office:value-type="float" office:value="-3.95872326969689" calcext:value-type="float">
            <text:p>-3.959</text:p>
          </table:table-cell>
          <table:table-cell table:style-name="ce7" office:value-type="float" office:value="75.6279687823716" calcext:value-type="float">
            <text:p>75.63</text:p>
          </table:table-cell>
          <table:table-cell table:style-name="ce3" office:value-type="float" office:value="44.0866725600654" calcext:value-type="float">
            <text:p>44.087</text:p>
          </table:table-cell>
          <table:table-cell table:style-name="ce7" office:value-type="float" office:value="829.296" calcext:value-type="float">
            <text:p>829.30</text:p>
          </table:table-cell>
          <table:table-cell table:style-name="ce3" office:value-type="float" office:value="821.723" calcext:value-type="float">
            <text:p>821.723</text:p>
          </table:table-cell>
          <table:table-cell table:formula="of:=([.N21]-[.M21])/[.M21]*100" office:value-type="float" office:value="-0.913184194786915" calcext:value-type="float">
            <text:p>-0.913</text:p>
          </table:table-cell>
          <table:table-cell table:style-name="ce7" office:value-type="float" office:value="1148.9" calcext:value-type="float">
            <text:p>1148.90</text:p>
          </table:table-cell>
          <table:table-cell table:style-name="ce3" office:value-type="float" office:value="970.519" calcext:value-type="float">
            <text:p>970.519</text:p>
          </table:table-cell>
          <table:table-cell table:formula="of:=([.Q21]-[.P21])/[.P21]*100" office:value-type="float" office:value="-15.5262424928192" calcext:value-type="float">
            <text:p>-15.5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9</text:p>
          </table:table-cell>
          <table:table-cell table:style-name="ce7" office:value-type="float" office:value="233.4" calcext:value-type="float">
            <text:p>233.40</text:p>
          </table:table-cell>
          <table:table-cell office:value-type="float" office:value="472" calcext:value-type="float">
            <text:p>472</text:p>
          </table:table-cell>
          <table:table-cell table:style-name="ce7" office:value-type="float" office:value="1066.31695" calcext:value-type="float">
            <text:p>1066.32</text:p>
          </table:table-cell>
          <table:table-cell table:style-name="ce3" office:value-type="float" office:value="2060.9965" calcext:value-type="float">
            <text:p>2060.997</text:p>
          </table:table-cell>
          <table:table-cell table:style-name="ce7" office:value-type="float" office:value="413.742471494995" calcext:value-type="float">
            <text:p>413.74</text:p>
          </table:table-cell>
          <table:table-cell table:style-name="ce3" office:value-type="float" office:value="435.296357454805" calcext:value-type="float">
            <text:p>435.296</text:p>
          </table:table-cell>
          <table:table-cell table:style-name="ce7" office:value-type="float" office:value="755.3524" calcext:value-type="float">
            <text:p>755.35</text:p>
          </table:table-cell>
          <table:table-cell table:style-name="ce3" office:value-type="float" office:value="716.9724" calcext:value-type="float">
            <text:p>716.972</text:p>
          </table:table-cell>
          <table:table-cell table:formula="of:=([.I22]-[.H22])/[.H22]*100" office:value-type="float" office:value="-5.08107209297276" calcext:value-type="float">
            <text:p>-5.081</text:p>
          </table:table-cell>
          <table:table-cell table:style-name="ce7" office:value-type="float" office:value="31.4154668903208" calcext:value-type="float">
            <text:p>31.42</text:p>
          </table:table-cell>
          <table:table-cell table:style-name="ce3" office:value-type="float" office:value="16.2739861658512" calcext:value-type="float">
            <text:p>16.274</text:p>
          </table:table-cell>
          <table:table-cell table:style-name="ce7" office:value-type="float" office:value="713.963" calcext:value-type="float">
            <text:p>713.96</text:p>
          </table:table-cell>
          <table:table-cell table:style-name="ce3" office:value-type="float" office:value="671.293" calcext:value-type="float">
            <text:p>671.293</text:p>
          </table:table-cell>
          <table:table-cell table:formula="of:=([.N22]-[.M22])/[.M22]*100" office:value-type="float" office:value="-5.97650018278258" calcext:value-type="float">
            <text:p>-5.977</text:p>
          </table:table-cell>
          <table:table-cell table:style-name="ce7" office:value-type="float" office:value="828.493" calcext:value-type="float">
            <text:p>828.49</text:p>
          </table:table-cell>
          <table:table-cell table:style-name="ce3" office:value-type="float" office:value="747.408" calcext:value-type="float">
            <text:p>747.408</text:p>
          </table:table-cell>
          <table:table-cell table:formula="of:=([.Q22]-[.P22])/[.P22]*100" office:value-type="float" office:value="-9.78704708428436" calcext:value-type="float">
            <text:p>-9.7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10</text:p>
          </table:table-cell>
          <table:table-cell table:style-name="ce7" office:value-type="float" office:value="227.3" calcext:value-type="float">
            <text:p>227.30</text:p>
          </table:table-cell>
          <table:table-cell office:value-type="float" office:value="387" calcext:value-type="float">
            <text:p>387</text:p>
          </table:table-cell>
          <table:table-cell table:style-name="ce7" office:value-type="float" office:value="2854.6495" calcext:value-type="float">
            <text:p>2854.65</text:p>
          </table:table-cell>
          <table:table-cell table:style-name="ce3" office:value-type="float" office:value="4812.1175" calcext:value-type="float">
            <text:p>4812.118</text:p>
          </table:table-cell>
          <table:table-cell table:style-name="ce7" office:value-type="float" office:value="1120.70502867603" calcext:value-type="float">
            <text:p>1120.71</text:p>
          </table:table-cell>
          <table:table-cell table:style-name="ce3" office:value-type="float" office:value="383.21688426811" calcext:value-type="float">
            <text:p>383.217</text:p>
          </table:table-cell>
          <table:table-cell table:style-name="ce7" office:value-type="float" office:value="1307.119" calcext:value-type="float">
            <text:p>1307.12</text:p>
          </table:table-cell>
          <table:table-cell table:style-name="ce3" office:value-type="float" office:value="1281.9305" calcext:value-type="float">
            <text:p>1281.931</text:p>
          </table:table-cell>
          <table:table-cell table:formula="of:=([.I23]-[.H23])/[.H23]*100" office:value-type="float" office:value="-1.92702424186321" calcext:value-type="float">
            <text:p>-1.927</text:p>
          </table:table-cell>
          <table:table-cell table:style-name="ce7" office:value-type="float" office:value="39.4508855080392" calcext:value-type="float">
            <text:p>39.45</text:p>
          </table:table-cell>
          <table:table-cell table:style-name="ce3" office:value-type="float" office:value="75.5461834679883" calcext:value-type="float">
            <text:p>75.546</text:p>
          </table:table-cell>
          <table:table-cell table:style-name="ce7" office:value-type="float" office:value="1242.98" calcext:value-type="float">
            <text:p>1242.98</text:p>
          </table:table-cell>
          <table:table-cell table:style-name="ce3" office:value-type="float" office:value="1187.02" calcext:value-type="float">
            <text:p>1187.020</text:p>
          </table:table-cell>
          <table:table-cell table:formula="of:=([.N23]-[.M23])/[.M23]*100" office:value-type="float" office:value="-4.50208370207083" calcext:value-type="float">
            <text:p>-4.502</text:p>
          </table:table-cell>
          <table:table-cell table:style-name="ce7" office:value-type="float" office:value="1423.29" calcext:value-type="float">
            <text:p>1423.29</text:p>
          </table:table-cell>
          <table:table-cell table:style-name="ce3" office:value-type="float" office:value="1520.79" calcext:value-type="float">
            <text:p>1520.790</text:p>
          </table:table-cell>
          <table:table-cell table:style-name="ce9" table:formula="of:=([.Q23]-[.P23])/[.P23]*100" office:value-type="float" office:value="6.85032565394263" calcext:value-type="float">
            <text:p>6.8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1</text:p>
          </table:table-cell>
          <table:table-cell table:style-name="ce7" office:value-type="float" office:value="403.45" calcext:value-type="float">
            <text:p>403.45</text:p>
          </table:table-cell>
          <table:table-cell office:value-type="float" office:value="720" calcext:value-type="float">
            <text:p>720</text:p>
          </table:table-cell>
          <table:table-cell table:style-name="ce7" office:value-type="float" office:value="7163.0105" calcext:value-type="float">
            <text:p>7163.01</text:p>
          </table:table-cell>
          <table:table-cell table:style-name="ce3" office:value-type="float" office:value="12590.39" calcext:value-type="float">
            <text:p>12590.390</text:p>
          </table:table-cell>
          <table:table-cell table:style-name="ce7" office:value-type="float" office:value="1880.10991812622" calcext:value-type="float">
            <text:p>1880.11</text:p>
          </table:table-cell>
          <table:table-cell table:style-name="ce3" office:value-type="float" office:value="889.142357259896" calcext:value-type="float">
            <text:p>889.142</text:p>
          </table:table-cell>
          <table:table-cell table:style-name="ce7" office:value-type="float" office:value="1505.068" calcext:value-type="float">
            <text:p>1505.07</text:p>
          </table:table-cell>
          <table:table-cell table:style-name="ce3" office:value-type="float" office:value="1413.5065" calcext:value-type="float">
            <text:p>1413.507</text:p>
          </table:table-cell>
          <table:table-cell table:formula="of:=([.I24]-[.H24])/[.H24]*100" office:value-type="float" office:value="-6.08354572683759" calcext:value-type="float">
            <text:p>-6.084</text:p>
          </table:table-cell>
          <table:table-cell table:style-name="ce7" office:value-type="float" office:value="99.3490593073893" calcext:value-type="float">
            <text:p>99.35</text:p>
          </table:table-cell>
          <table:table-cell table:style-name="ce3" office:value-type="float" office:value="42.651363682154" calcext:value-type="float">
            <text:p>42.651</text:p>
          </table:table-cell>
          <table:table-cell table:style-name="ce7" office:value-type="float" office:value="1371.61" calcext:value-type="float">
            <text:p>1371.61</text:p>
          </table:table-cell>
          <table:table-cell table:style-name="ce3" office:value-type="float" office:value="1338.23" calcext:value-type="float">
            <text:p>1338.230</text:p>
          </table:table-cell>
          <table:table-cell table:formula="of:=([.N24]-[.M24])/[.M24]*100" office:value-type="float" office:value="-2.43363638352009" calcext:value-type="float">
            <text:p>-2.434</text:p>
          </table:table-cell>
          <table:table-cell table:style-name="ce7" office:value-type="float" office:value="1700.59" calcext:value-type="float">
            <text:p>1700.59</text:p>
          </table:table-cell>
          <table:table-cell table:style-name="ce3" office:value-type="float" office:value="1503.6" calcext:value-type="float">
            <text:p>1503.600</text:p>
          </table:table-cell>
          <table:table-cell table:formula="of:=([.Q24]-[.P24])/[.P24]*100" office:value-type="float" office:value="-11.5836268589137" calcext:value-type="float">
            <text:p>-11.5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7</text:p>
          </table:table-cell>
          <table:table-cell table:style-name="ce7" office:value-type="float" office:value="448.6" calcext:value-type="float">
            <text:p>448.60</text:p>
          </table:table-cell>
          <table:table-cell office:value-type="float" office:value="913" calcext:value-type="float">
            <text:p>913</text:p>
          </table:table-cell>
          <table:table-cell table:style-name="ce7" office:value-type="float" office:value="6365.2785" calcext:value-type="float">
            <text:p>6365.28</text:p>
          </table:table-cell>
          <table:table-cell table:style-name="ce3" office:value-type="float" office:value="13234.015" calcext:value-type="float">
            <text:p>13234.015</text:p>
          </table:table-cell>
          <table:table-cell table:style-name="ce7" office:value-type="float" office:value="1995.33678632343" calcext:value-type="float">
            <text:p>1995.34</text:p>
          </table:table-cell>
          <table:table-cell table:style-name="ce3" office:value-type="float" office:value="1027.5290177872" calcext:value-type="float">
            <text:p>1027.529</text:p>
          </table:table-cell>
          <table:table-cell table:style-name="ce7" office:value-type="float" office:value="837.74495" calcext:value-type="float">
            <text:p>837.74</text:p>
          </table:table-cell>
          <table:table-cell table:style-name="ce3" office:value-type="float" office:value="807.54575" calcext:value-type="float">
            <text:p>807.546</text:p>
          </table:table-cell>
          <table:table-cell table:formula="of:=([.I25]-[.H25])/[.H25]*100" office:value-type="float" office:value="-3.60482029763355" calcext:value-type="float">
            <text:p>-3.605</text:p>
          </table:table-cell>
          <table:table-cell table:style-name="ce7" office:value-type="float" office:value="42.0062410080805" calcext:value-type="float">
            <text:p>42.01</text:p>
          </table:table-cell>
          <table:table-cell table:style-name="ce3" office:value-type="float" office:value="29.6105158842971" calcext:value-type="float">
            <text:p>29.611</text:p>
          </table:table-cell>
          <table:table-cell table:style-name="ce7" office:value-type="float" office:value="758.317" calcext:value-type="float">
            <text:p>758.32</text:p>
          </table:table-cell>
          <table:table-cell table:style-name="ce3" office:value-type="float" office:value="750.486" calcext:value-type="float">
            <text:p>750.486</text:p>
          </table:table-cell>
          <table:table-cell table:formula="of:=([.N25]-[.M25])/[.M25]*100" office:value-type="float" office:value="-1.0326815830319" calcext:value-type="float">
            <text:p>-1.033</text:p>
          </table:table-cell>
          <table:table-cell table:style-name="ce7" office:value-type="float" office:value="926.675" calcext:value-type="float">
            <text:p>926.68</text:p>
          </table:table-cell>
          <table:table-cell table:style-name="ce3" office:value-type="float" office:value="865.156" calcext:value-type="float">
            <text:p>865.156</text:p>
          </table:table-cell>
          <table:table-cell table:formula="of:=([.Q25]-[.P25])/[.P25]*100" office:value-type="float" office:value="-6.63868130682278" calcext:value-type="float">
            <text:p>-6.639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3">
            <text:p>Instance</text:p>
          </table:table-cell>
          <table:table-cell table:style-name="ce5" office:value-type="string" calcext:value-type="string" table:number-columns-spanned="17" table:number-rows-spanned="1">
            <text:p>Random only</text:p>
          </table:table-cell>
          <table:covered-table-cell/>
          <table:covered-table-cell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2"/>
          <table:covered-table-cell table:style-name="ce4"/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1006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Iterations (mean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time (sec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ime SD (sec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Mean cost</text:p>
          </table:table-cell>
          <table:covered-table-cell table:style-name="ce1"/>
          <table:covered-table-cell table:style-name="ce8"/>
          <table:table-cell table:style-name="ce1" office:value-type="string" calcext:value-type="string" table:number-columns-spanned="2" table:number-rows-spanned="1">
            <text:p>Cost (SD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Cost (min)</text:p>
          </table:table-cell>
          <table:covered-table-cell table:style-name="ce1"/>
          <table:covered-table-cell table:style-name="ce8"/>
          <table:table-cell table:style-name="ce1" office:value-type="string" calcext:value-type="string" table:number-columns-spanned="3" table:number-rows-spanned="1">
            <text:p>Cost (max)</text:p>
          </table:table-cell>
          <table:covered-table-cell table:style-name="ce1"/>
          <table:covered-table-cell table:style-name="ce8"/>
          <table:table-cell table:style-name="ce1" table:number-columns-repeated="1006"/>
        </table:table-row>
        <table:table-row table:style-name="ro1">
          <table:covered-table-cell table:style-name="ce1"/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Extended</text:p>
          </table:table-cell>
          <table:table-cell table:style-name="ce8" office:value-type="string" calcext:value-type="string">
            <text:p>Diff (%)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2</text:p>
          </table:table-cell>
          <table:table-cell table:style-name="ce6" office:value-type="float" office:value="28.25" calcext:value-type="float">
            <text:p>28.25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8.708" calcext:value-type="float">
            <text:p>8.71</text:p>
          </table:table-cell>
          <table:table-cell table:style-name="ce3" office:value-type="float" office:value="13.0685" calcext:value-type="float">
            <text:p>13.069</text:p>
          </table:table-cell>
          <table:table-cell table:style-name="ce6" office:value-type="float" office:value="2.85146584648742" calcext:value-type="float">
            <text:p>2.85</text:p>
          </table:table-cell>
          <table:table-cell table:style-name="ce3" office:value-type="float" office:value="2.7097099767124" calcext:value-type="float">
            <text:p>2.710</text:p>
          </table:table-cell>
          <table:table-cell table:style-name="ce6" office:value-type="float" office:value="477.62305" calcext:value-type="float">
            <text:p>477.62</text:p>
          </table:table-cell>
          <table:table-cell table:style-name="ce3" office:value-type="float" office:value="476.049" calcext:value-type="float">
            <text:p>476.049</text:p>
          </table:table-cell>
          <table:table-cell table:formula="of:=([.I32]-[.H32])/[.H32]*100" office:value-type="float" office:value="-0.329559052897468" calcext:value-type="float">
            <text:p>-0.330</text:p>
          </table:table-cell>
          <table:table-cell table:style-name="ce6" office:value-type="float" office:value="3.85084043424289" calcext:value-type="float">
            <text:p>3.85</text:p>
          </table:table-cell>
          <table:table-cell table:style-name="ce3" office:value-type="float" office:value="0" calcext:value-type="float">
            <text:p>0.000</text:p>
          </table:table-cell>
          <table:table-cell table:style-name="ce6" office:value-type="float" office:value="476.049" calcext:value-type="float">
            <text:p>476.05</text:p>
          </table:table-cell>
          <table:table-cell table:style-name="ce3" office:value-type="float" office:value="476.049" calcext:value-type="float">
            <text:p>476.049</text:p>
          </table:table-cell>
          <table:table-cell table:formula="of:=([.N32]-[.M32])/[.M32]*100" office:value-type="float" office:value="0" calcext:value-type="float">
            <text:p>0.000</text:p>
          </table:table-cell>
          <table:table-cell table:style-name="ce6" office:value-type="float" office:value="486.941" calcext:value-type="float">
            <text:p>486.94</text:p>
          </table:table-cell>
          <table:table-cell table:style-name="ce3" office:value-type="float" office:value="476.049" calcext:value-type="float">
            <text:p>476.049</text:p>
          </table:table-cell>
          <table:table-cell table:formula="of:=([.Q32]-[.P32])/[.P32]*100" office:value-type="float" office:value="-2.23682129867889" calcext:value-type="float">
            <text:p>-2.2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6</text:p>
          </table:table-cell>
          <table:table-cell table:style-name="ce6" office:value-type="float" office:value="35.15" calcext:value-type="float">
            <text:p>35.15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202.1089" calcext:value-type="float">
            <text:p>202.11</text:p>
          </table:table-cell>
          <table:table-cell table:style-name="ce3" office:value-type="float" office:value="314.3996" calcext:value-type="float">
            <text:p>314.400</text:p>
          </table:table-cell>
          <table:table-cell table:style-name="ce6" office:value-type="float" office:value="95.9870472374158" calcext:value-type="float">
            <text:p>95.99</text:p>
          </table:table-cell>
          <table:table-cell table:style-name="ce3" office:value-type="float" office:value="102.692018541595" calcext:value-type="float">
            <text:p>102.692</text:p>
          </table:table-cell>
          <table:table-cell table:style-name="ce6" office:value-type="float" office:value="505.9691" calcext:value-type="float">
            <text:p>505.97</text:p>
          </table:table-cell>
          <table:table-cell table:style-name="ce3" office:value-type="float" office:value="484.75715" calcext:value-type="float">
            <text:p>484.757</text:p>
          </table:table-cell>
          <table:table-cell table:formula="of:=([.I33]-[.H33])/[.H33]*100" office:value-type="float" office:value="-4.19234099473664" calcext:value-type="float">
            <text:p>-4.192</text:p>
          </table:table-cell>
          <table:table-cell table:style-name="ce6" office:value-type="float" office:value="76.7181187567085" calcext:value-type="float">
            <text:p>76.72</text:p>
          </table:table-cell>
          <table:table-cell table:style-name="ce3" office:value-type="float" office:value="36.8282336362442" calcext:value-type="float">
            <text:p>36.828</text:p>
          </table:table-cell>
          <table:table-cell table:style-name="ce6" office:value-type="float" office:value="441.698" calcext:value-type="float">
            <text:p>441.70</text:p>
          </table:table-cell>
          <table:table-cell table:style-name="ce3" office:value-type="float" office:value="441.698" calcext:value-type="float">
            <text:p>441.698</text:p>
          </table:table-cell>
          <table:table-cell table:formula="of:=([.N33]-[.M33])/[.M33]*100" office:value-type="float" office:value="0" calcext:value-type="float">
            <text:p>0.000</text:p>
          </table:table-cell>
          <table:table-cell table:style-name="ce6" office:value-type="float" office:value="776.072" calcext:value-type="float">
            <text:p>776.07</text:p>
          </table:table-cell>
          <table:table-cell table:style-name="ce3" office:value-type="float" office:value="533.471" calcext:value-type="float">
            <text:p>533.471</text:p>
          </table:table-cell>
          <table:table-cell table:formula="of:=([.Q33]-[.P33])/[.P33]*100" office:value-type="float" office:value="-31.2601150408725" calcext:value-type="float">
            <text:p>-31.2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</text:p>
          </table:table-cell>
          <table:table-cell table:style-name="ce6" office:value-type="float" office:value="115.65" calcext:value-type="float">
            <text:p>115.65</text:p>
          </table:table-cell>
          <table:table-cell office:value-type="float" office:value="228" calcext:value-type="float">
            <text:p>228</text:p>
          </table:table-cell>
          <table:table-cell table:style-name="ce6" office:value-type="float" office:value="155.95555" calcext:value-type="float">
            <text:p>155.96</text:p>
          </table:table-cell>
          <table:table-cell table:style-name="ce3" office:value-type="float" office:value="266.5517" calcext:value-type="float">
            <text:p>266.552</text:p>
          </table:table-cell>
          <table:table-cell table:style-name="ce6" office:value-type="float" office:value="68.5134350685477" calcext:value-type="float">
            <text:p>68.51</text:p>
          </table:table-cell>
          <table:table-cell table:style-name="ce3" office:value-type="float" office:value="63.294474459175" calcext:value-type="float">
            <text:p>63.294</text:p>
          </table:table-cell>
          <table:table-cell table:style-name="ce6" office:value-type="float" office:value="529.13675" calcext:value-type="float">
            <text:p>529.14</text:p>
          </table:table-cell>
          <table:table-cell table:style-name="ce3" office:value-type="float" office:value="514.2532" calcext:value-type="float">
            <text:p>514.253</text:p>
          </table:table-cell>
          <table:table-cell table:formula="of:=([.I34]-[.H34])/[.H34]*100" office:value-type="float" office:value="-2.81279839285402" calcext:value-type="float">
            <text:p>-2.813</text:p>
          </table:table-cell>
          <table:table-cell table:style-name="ce6" office:value-type="float" office:value="16.9481555055255" calcext:value-type="float">
            <text:p>16.95</text:p>
          </table:table-cell>
          <table:table-cell table:style-name="ce3" office:value-type="float" office:value="8.38191299355814" calcext:value-type="float">
            <text:p>8.382</text:p>
          </table:table-cell>
          <table:table-cell table:style-name="ce6" office:value-type="float" office:value="506.727" calcext:value-type="float">
            <text:p>506.73</text:p>
          </table:table-cell>
          <table:table-cell table:style-name="ce3" office:value-type="float" office:value="501.079" calcext:value-type="float">
            <text:p>501.079</text:p>
          </table:table-cell>
          <table:table-cell table:formula="of:=([.N34]-[.M34])/[.M34]*100" office:value-type="float" office:value="-1.11460411622036" calcext:value-type="float">
            <text:p>-1.115</text:p>
          </table:table-cell>
          <table:table-cell table:style-name="ce6" office:value-type="float" office:value="561.096" calcext:value-type="float">
            <text:p>561.10</text:p>
          </table:table-cell>
          <table:table-cell table:style-name="ce3" office:value-type="float" office:value="531.762" calcext:value-type="float">
            <text:p>531.762</text:p>
          </table:table-cell>
          <table:table-cell table:formula="of:=([.Q34]-[.P34])/[.P34]*100" office:value-type="float" office:value="-5.2279823773472" calcext:value-type="float">
            <text:p>-5.2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6</text:p>
          </table:table-cell>
          <table:table-cell table:style-name="ce6" office:value-type="float" office:value="149.1" calcext:value-type="float">
            <text:p>149.10</text:p>
          </table:table-cell>
          <table:table-cell office:value-type="float" office:value="244" calcext:value-type="float">
            <text:p>244</text:p>
          </table:table-cell>
          <table:table-cell table:style-name="ce6" office:value-type="float" office:value="835.43635" calcext:value-type="float">
            <text:p>835.44</text:p>
          </table:table-cell>
          <table:table-cell table:style-name="ce3" office:value-type="float" office:value="1406.275" calcext:value-type="float">
            <text:p>1406.275</text:p>
          </table:table-cell>
          <table:table-cell table:style-name="ce6" office:value-type="float" office:value="286.923897062082" calcext:value-type="float">
            <text:p>286.92</text:p>
          </table:table-cell>
          <table:table-cell table:style-name="ce3" office:value-type="float" office:value="170.99434507424" calcext:value-type="float">
            <text:p>170.994</text:p>
          </table:table-cell>
          <table:table-cell table:style-name="ce6" office:value-type="float" office:value="902.539" calcext:value-type="float">
            <text:p>902.54</text:p>
          </table:table-cell>
          <table:table-cell table:style-name="ce3" office:value-type="float" office:value="874.602" calcext:value-type="float">
            <text:p>874.602</text:p>
          </table:table-cell>
          <table:table-cell table:formula="of:=([.I35]-[.H35])/[.H35]*100" office:value-type="float" office:value="-3.09537870385657" calcext:value-type="float">
            <text:p>-3.095</text:p>
          </table:table-cell>
          <table:table-cell table:style-name="ce6" office:value-type="float" office:value="61.9212653353987" calcext:value-type="float">
            <text:p>61.92</text:p>
          </table:table-cell>
          <table:table-cell table:style-name="ce3" office:value-type="float" office:value="47.9244863619072" calcext:value-type="float">
            <text:p>47.924</text:p>
          </table:table-cell>
          <table:table-cell table:style-name="ce6" office:value-type="float" office:value="815.121" calcext:value-type="float">
            <text:p>815.12</text:p>
          </table:table-cell>
          <table:table-cell table:style-name="ce3" office:value-type="float" office:value="817.738" calcext:value-type="float">
            <text:p>817.738</text:p>
          </table:table-cell>
          <table:table-cell table:style-name="ce9" table:formula="of:=([.N35]-[.M35])/[.M35]*100" office:value-type="float" office:value="0.321056628402418" calcext:value-type="float">
            <text:p>0.321</text:p>
          </table:table-cell>
          <table:table-cell table:style-name="ce6" office:value-type="float" office:value="1008.48" calcext:value-type="float">
            <text:p>1008.48</text:p>
          </table:table-cell>
          <table:table-cell table:style-name="ce3" office:value-type="float" office:value="981.464" calcext:value-type="float">
            <text:p>981.464</text:p>
          </table:table-cell>
          <table:table-cell table:formula="of:=([.Q35]-[.P35])/[.P35]*100" office:value-type="float" office:value="-2.67888307155322" calcext:value-type="float">
            <text:p>-2.67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9</text:p>
          </table:table-cell>
          <table:table-cell table:style-name="ce6" office:value-type="float" office:value="256.15" calcext:value-type="float">
            <text:p>256.15</text:p>
          </table:table-cell>
          <table:table-cell office:value-type="float" office:value="472" calcext:value-type="float">
            <text:p>472</text:p>
          </table:table-cell>
          <table:table-cell table:style-name="ce6" office:value-type="float" office:value="522.9159" calcext:value-type="float">
            <text:p>522.92</text:p>
          </table:table-cell>
          <table:table-cell table:style-name="ce3" office:value-type="float" office:value="880.6779" calcext:value-type="float">
            <text:p>880.678</text:p>
          </table:table-cell>
          <table:table-cell table:style-name="ce6" office:value-type="float" office:value="208.423382726224" calcext:value-type="float">
            <text:p>208.42</text:p>
          </table:table-cell>
          <table:table-cell table:style-name="ce3" office:value-type="float" office:value="187.924149979915" calcext:value-type="float">
            <text:p>187.924</text:p>
          </table:table-cell>
          <table:table-cell table:style-name="ce6" office:value-type="float" office:value="745.09245" calcext:value-type="float">
            <text:p>745.09</text:p>
          </table:table-cell>
          <table:table-cell table:style-name="ce3" office:value-type="float" office:value="710.3606" calcext:value-type="float">
            <text:p>710.361</text:p>
          </table:table-cell>
          <table:table-cell table:formula="of:=([.I36]-[.H36])/[.H36]*100" office:value-type="float" office:value="-4.66141483516576" calcext:value-type="float">
            <text:p>-4.661</text:p>
          </table:table-cell>
          <table:table-cell table:style-name="ce6" office:value-type="float" office:value="31.391789535809" calcext:value-type="float">
            <text:p>31.39</text:p>
          </table:table-cell>
          <table:table-cell table:style-name="ce3" office:value-type="float" office:value="21.0009588863787" calcext:value-type="float">
            <text:p>21.001</text:p>
          </table:table-cell>
          <table:table-cell table:style-name="ce6" office:value-type="float" office:value="694.265" calcext:value-type="float">
            <text:p>694.27</text:p>
          </table:table-cell>
          <table:table-cell table:style-name="ce3" office:value-type="float" office:value="675.028" calcext:value-type="float">
            <text:p>675.028</text:p>
          </table:table-cell>
          <table:table-cell table:formula="of:=([.N36]-[.M36])/[.M36]*100" office:value-type="float" office:value="-2.770843986086" calcext:value-type="float">
            <text:p>-2.771</text:p>
          </table:table-cell>
          <table:table-cell table:style-name="ce6" office:value-type="float" office:value="795.481" calcext:value-type="float">
            <text:p>795.48</text:p>
          </table:table-cell>
          <table:table-cell table:style-name="ce3" office:value-type="float" office:value="752.519" calcext:value-type="float">
            <text:p>752.519</text:p>
          </table:table-cell>
          <table:table-cell table:formula="of:=([.Q36]-[.P36])/[.P36]*100" office:value-type="float" office:value="-5.40075752909246" calcext:value-type="float">
            <text:p>-5.4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10</text:p>
          </table:table-cell>
          <table:table-cell table:style-name="ce6" office:value-type="float" office:value="240.75" calcext:value-type="float">
            <text:p>240.75</text:p>
          </table:table-cell>
          <table:table-cell office:value-type="float" office:value="387" calcext:value-type="float">
            <text:p>387</text:p>
          </table:table-cell>
          <table:table-cell table:style-name="ce6" office:value-type="float" office:value="1365.07025" calcext:value-type="float">
            <text:p>1365.07</text:p>
          </table:table-cell>
          <table:table-cell table:style-name="ce3" office:value-type="float" office:value="2079.6365" calcext:value-type="float">
            <text:p>2079.637</text:p>
          </table:table-cell>
          <table:table-cell table:style-name="ce6" office:value-type="float" office:value="352.049899405853" calcext:value-type="float">
            <text:p>352.05</text:p>
          </table:table-cell>
          <table:table-cell table:style-name="ce3" office:value-type="float" office:value="190.641702630464" calcext:value-type="float">
            <text:p>190.642</text:p>
          </table:table-cell>
          <table:table-cell table:style-name="ce6" office:value-type="float" office:value="1353.2135" calcext:value-type="float">
            <text:p>1353.21</text:p>
          </table:table-cell>
          <table:table-cell table:style-name="ce3" office:value-type="float" office:value="1333.05" calcext:value-type="float">
            <text:p>1333.050</text:p>
          </table:table-cell>
          <table:table-cell table:formula="of:=([.I37]-[.H37])/[.H37]*100" office:value-type="float" office:value="-1.49004573188193" calcext:value-type="float">
            <text:p>-1.490</text:p>
          </table:table-cell>
          <table:table-cell table:style-name="ce6" office:value-type="float" office:value="73.0476777450684" calcext:value-type="float">
            <text:p>73.05</text:p>
          </table:table-cell>
          <table:table-cell table:style-name="ce3" office:value-type="float" office:value="118.809420147518" calcext:value-type="float">
            <text:p>118.809</text:p>
          </table:table-cell>
          <table:table-cell table:style-name="ce6" office:value-type="float" office:value="1268.66" calcext:value-type="float">
            <text:p>1268.66</text:p>
          </table:table-cell>
          <table:table-cell table:style-name="ce3" office:value-type="float" office:value="1225.48" calcext:value-type="float">
            <text:p>1225.480</text:p>
          </table:table-cell>
          <table:table-cell table:formula="of:=([.N37]-[.M37])/[.M37]*100" office:value-type="float" office:value="-3.40359119070516" calcext:value-type="float">
            <text:p>-3.404</text:p>
          </table:table-cell>
          <table:table-cell table:style-name="ce6" office:value-type="float" office:value="1518.59" calcext:value-type="float">
            <text:p>1518.59</text:p>
          </table:table-cell>
          <table:table-cell table:style-name="ce3" office:value-type="float" office:value="1768.26" calcext:value-type="float">
            <text:p>1768.260</text:p>
          </table:table-cell>
          <table:table-cell table:style-name="ce9" table:formula="of:=([.Q37]-[.P37])/[.P37]*100" office:value-type="float" office:value="16.4409090011129" calcext:value-type="float">
            <text:p>16.4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1</text:p>
          </table:table-cell>
          <table:table-cell table:style-name="ce6" office:value-type="float" office:value="410.85" calcext:value-type="float">
            <text:p>410.85</text:p>
          </table:table-cell>
          <table:table-cell office:value-type="float" office:value="720" calcext:value-type="float">
            <text:p>720</text:p>
          </table:table-cell>
          <table:table-cell table:style-name="ce6" office:value-type="float" office:value="4891.3605" calcext:value-type="float">
            <text:p>4891.36</text:p>
          </table:table-cell>
          <table:table-cell table:style-name="ce3" office:value-type="float" office:value="8129.523" calcext:value-type="float">
            <text:p>8129.523</text:p>
          </table:table-cell>
          <table:table-cell table:style-name="ce6" office:value-type="float" office:value="1508.98968174937" calcext:value-type="float">
            <text:p>1508.99</text:p>
          </table:table-cell>
          <table:table-cell table:style-name="ce3" office:value-type="float" office:value="491.59628711608" calcext:value-type="float">
            <text:p>491.596</text:p>
          </table:table-cell>
          <table:table-cell table:style-name="ce6" office:value-type="float" office:value="1582.325" calcext:value-type="float">
            <text:p>1582.33</text:p>
          </table:table-cell>
          <table:table-cell table:style-name="ce3" office:value-type="float" office:value="1460.4445" calcext:value-type="float">
            <text:p>1460.445</text:p>
          </table:table-cell>
          <table:table-cell table:formula="of:=([.I38]-[.H38])/[.H38]*100" office:value-type="float" office:value="-7.7026211429384" calcext:value-type="float">
            <text:p>-7.703</text:p>
          </table:table-cell>
          <table:table-cell table:style-name="ce6" office:value-type="float" office:value="165.131721792348" calcext:value-type="float">
            <text:p>165.13</text:p>
          </table:table-cell>
          <table:table-cell table:style-name="ce3" office:value-type="float" office:value="102.744507881136" calcext:value-type="float">
            <text:p>102.745</text:p>
          </table:table-cell>
          <table:table-cell table:style-name="ce6" office:value-type="float" office:value="1393.96" calcext:value-type="float">
            <text:p>1393.96</text:p>
          </table:table-cell>
          <table:table-cell table:style-name="ce3" office:value-type="float" office:value="1301.58" calcext:value-type="float">
            <text:p>1301.580</text:p>
          </table:table-cell>
          <table:table-cell table:formula="of:=([.N38]-[.M38])/[.M38]*100" office:value-type="float" office:value="-6.62716290280927" calcext:value-type="float">
            <text:p>-6.627</text:p>
          </table:table-cell>
          <table:table-cell table:style-name="ce6" office:value-type="float" office:value="2029.05" calcext:value-type="float">
            <text:p>2029.05</text:p>
          </table:table-cell>
          <table:table-cell table:style-name="ce3" office:value-type="float" office:value="1785.14" calcext:value-type="float">
            <text:p>1785.140</text:p>
          </table:table-cell>
          <table:table-cell table:formula="of:=([.Q38]-[.P38])/[.P38]*100" office:value-type="float" office:value="-12.0208964786476" calcext:value-type="float">
            <text:p>-12.0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7</text:p>
          </table:table-cell>
          <table:table-cell table:style-name="ce6" office:value-type="float" office:value="392.6" calcext:value-type="float">
            <text:p>392.60</text:p>
          </table:table-cell>
          <table:table-cell office:value-type="float" office:value="913" calcext:value-type="float">
            <text:p>913</text:p>
          </table:table-cell>
          <table:table-cell table:style-name="ce6" office:value-type="float" office:value="4192.7265" calcext:value-type="float">
            <text:p>4192.73</text:p>
          </table:table-cell>
          <table:table-cell table:style-name="ce3" office:value-type="float" office:value="9167.883" calcext:value-type="float">
            <text:p>9167.883</text:p>
          </table:table-cell>
          <table:table-cell table:style-name="ce6" office:value-type="float" office:value="1124.54697309054" calcext:value-type="float">
            <text:p>1124.55</text:p>
          </table:table-cell>
          <table:table-cell table:style-name="ce3" office:value-type="float" office:value="464.115842187566" calcext:value-type="float">
            <text:p>464.116</text:p>
          </table:table-cell>
          <table:table-cell table:style-name="ce6" office:value-type="float" office:value="852.34615" calcext:value-type="float">
            <text:p>852.35</text:p>
          </table:table-cell>
          <table:table-cell table:style-name="ce3" office:value-type="float" office:value="801.98205" calcext:value-type="float">
            <text:p>801.982</text:p>
          </table:table-cell>
          <table:table-cell table:formula="of:=([.I39]-[.H39])/[.H39]*100" office:value-type="float" office:value="-5.90887868737367" calcext:value-type="float">
            <text:p>-5.909</text:p>
          </table:table-cell>
          <table:table-cell table:style-name="ce6" office:value-type="float" office:value="37.9011669869981" calcext:value-type="float">
            <text:p>37.90</text:p>
          </table:table-cell>
          <table:table-cell table:style-name="ce3" office:value-type="float" office:value="23.5731463533693" calcext:value-type="float">
            <text:p>23.573</text:p>
          </table:table-cell>
          <table:table-cell table:style-name="ce6" office:value-type="float" office:value="768.995" calcext:value-type="float">
            <text:p>769.00</text:p>
          </table:table-cell>
          <table:table-cell table:style-name="ce3" office:value-type="float" office:value="750.176" calcext:value-type="float">
            <text:p>750.176</text:p>
          </table:table-cell>
          <table:table-cell table:formula="of:=([.N39]-[.M39])/[.M39]*100" office:value-type="float" office:value="-2.44722007295235" calcext:value-type="float">
            <text:p>-2.447</text:p>
          </table:table-cell>
          <table:table-cell table:style-name="ce6" office:value-type="float" office:value="937.02" calcext:value-type="float">
            <text:p>937.02</text:p>
          </table:table-cell>
          <table:table-cell table:style-name="ce3" office:value-type="float" office:value="847.464" calcext:value-type="float">
            <text:p>847.464</text:p>
          </table:table-cell>
          <table:table-cell table:formula="of:=([.Q39]-[.P39])/[.P39]*100" office:value-type="float" office:value="-9.55753345713004" calcext:value-type="float">
            <text:p>-9.558</text:p>
          </table:table-cell>
          <table:table-cell table:number-columns-repeated="100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andom-guided (raw)'.A1:'random-guided (raw)'.T9">
          <table:sort>
            <table:sort-by table:field-number="0" table:data-type="automatic"/>
          </table:sort>
        </table:database-range>
        <table:database-range table:name="__Anonymous_Sheet_DB__1" table:target-range-address="'guided-only (raw)'.A1:'guided-only (raw)'.T9">
          <table:sort>
            <table:sort-by table:field-number="0" table:data-type="automatic"/>
          </table:sort>
        </table:database-range>
        <table:database-range table:name="__Anonymous_Sheet_DB__2" table:target-range-address="'random-only (raw)'.A1:'random-only (raw)'.T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2:37:54.110788473</meta:creation-date>
    <meta:generator>LibreOffice/6.4.7.2$Linux_X86_64 LibreOffice_project/40$Build-2</meta:generator>
    <dc:date>2021-06-15T13:11:09.598992053</dc:date>
    <meta:editing-duration>PT33M7S</meta:editing-duration>
    <meta:editing-cycles>18</meta:editing-cycles>
    <meta:document-statistic meta:table-count="5" meta:cell-count="1623" meta:object-count="0"/>
  </office:meta>
</office:document-meta>
</file>